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2" manifest:media-type="application/octet-stream"/>
  <manifest:file-entry manifest:full-path="Object 1" manifest:media-type="application/octet-stream"/>
  <manifest:file-entry manifest:full-path="Object 6" manifest:media-type="application/octet-stream"/>
  <manifest:file-entry manifest:full-path="Object 13" manifest:media-type="application/octet-stream"/>
  <manifest:file-entry manifest:full-path="META-INF/manifest.xml" manifest:media-type="text/xml"/>
  <manifest:file-entry manifest:full-path="Object 12" manifest:media-type="application/octet-stream"/>
  <manifest:file-entry manifest:full-path="content.xml" manifest:media-type="text/xml"/>
  <manifest:file-entry manifest:full-path="Object 5" manifest:media-type="application/octet-stream"/>
  <manifest:file-entry manifest:full-path="meta.xml" manifest:media-type="text/xml"/>
  <manifest:file-entry manifest:full-path="Object 4" manifest:media-type="application/octet-stream"/>
  <manifest:file-entry manifest:full-path="media/image1.png" manifest:media-type="image/png"/>
  <manifest:file-entry manifest:full-path="Object 9" manifest:media-type="application/octet-stream"/>
  <manifest:file-entry manifest:full-path="Object 11" manifest:media-type="application/octet-stream"/>
  <manifest:file-entry manifest:full-path="settings.xml" manifest:media-type="text/xml"/>
  <manifest:file-entry manifest:full-path="Object 8" manifest:media-type="application/octet-stream"/>
  <manifest:file-entry manifest:full-path="Object 3" manifest:media-type="application/octet-stream"/>
  <manifest:file-entry manifest:full-path="Object 10" manifest:media-type="application/octet-stream"/>
  <manifest:file-entry manifest:full-path="mimetype" manifest:media-type="text/plain"/>
  <manifest:file-entry manifest:full-path="styles.xml" manifest:media-type="text/xml"/>
  <manifest:file-entry manifest:full-path="Object 7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." style:num-format="1">
        <style:list-level-properties fo:text-align="end" text:space-before="0.1576in" text:min-label-width="0.0784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7">
      <text:list-level-style-number text:level="1" style:num-suffix="." style:num-format="1">
        <style:list-level-properties text:space-before="0.1576in" text:min-label-width="0.0784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8">
      <text:list-level-style-number text:level="1" style:num-suffix="." style:num-format="1">
        <style:list-level-properties fo:text-align="end" text:space-before="0.1576in" text:min-label-width="0.0784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9">
      <text:list-level-style-number text:level="1" style:num-suffix="." style:num-format="1">
        <style:list-level-properties fo:text-align="end" text:space-before="0.1576in" text:min-label-width="0.0784in"/>
      </text:list-level-style-number>
      <text:list-level-style-number text:level="2" text:style-name="WW_CharLFO9LVL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0">
      <text:list-level-style-number text:level="1" style:num-suffix="." style:num-format="1">
        <style:list-level-properties fo:text-align="end" text:space-before="0.1576in" text:min-label-width="0.0784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style style:name="P1" style:parent-style-name="Обычный" style:master-page-name="MP0" style:family="paragraph">
      <style:paragraph-properties fo:break-before="page"/>
    </style:style>
    <style:style style:name="P2" style:parent-style-name="Обычный" style:family="paragraph">
      <style:paragraph-properties fo:text-align="center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P3" style:parent-style-name="Обычный" style:family="paragraph">
      <style:paragraph-properties fo:text-align="center" fo:margin-bottom="0in" fo:line-height="100%"/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4" style:parent-style-name="Обычный" style:family="paragraph">
      <style:paragraph-properties fo:text-align="center" fo:margin-bottom="0in" fo:line-height="100%"/>
      <style:text-properties style:font-name="Times New Roman" fo:font-size="12pt" style:font-size-asian="12pt" style:font-size-complex="12pt"/>
    </style:style>
    <style:style style:name="P5" style:parent-style-name="Обычный" style:family="paragraph">
      <style:paragraph-properties fo:text-align="center" fo:margin-bottom="0in" fo:line-height="100%"/>
      <style:text-properties style:font-name="Times New Roman" fo:font-size="12pt" style:font-size-asian="12pt" style:font-size-complex="12pt"/>
    </style:style>
    <style:style style:name="P6" style:parent-style-name="Обычный" style:family="paragraph">
      <style:paragraph-properties fo:text-align="center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P7" style:parent-style-name="Обычный" style:family="paragraph">
      <style:paragraph-properties fo:text-align="center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P8" style:parent-style-name="Обычный" style:family="paragraph">
      <style:paragraph-properties fo:text-align="center" fo:margin-bottom="0in" fo:line-height="100%"/>
      <style:text-properties style:font-name="Times New Roman" fo:font-weight="bold" style:font-weight-asian="bold" fo:font-size="12pt" style:font-size-asian="12pt" style:font-size-complex="12pt"/>
    </style:style>
    <style:style style:name="P9" style:parent-style-name="Обычный" style:family="paragraph">
      <style:paragraph-properties fo:text-align="justify" fo:margin-bottom="0in" fo:line-height="100%" fo:margin-left="0.2479in" fo:text-indent="-0.2479in">
        <style:tab-stops>
          <style:tab-stop style:type="left" style:position="0in"/>
          <style:tab-stop style:type="left" style:position="0.252in"/>
        </style:tab-stops>
      </style:paragraph-properties>
    </style:style>
    <style:style style:name="T10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T11" style:parent-style-name="Основнойшрифтабзаца" style:family="text">
      <style:text-properties style:font-name="Times New Roman" style:font-name-asian="Times New Roman" fo:font-size="12pt" style:font-size-asian="12pt" style:font-size-complex="12pt" fo:language="en" fo:country="US" style:language-asian="ru" style:country-asian="RU"/>
    </style:style>
    <style:style style:name="T12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T13" style:parent-style-name="Основнойшрифтабзаца" style:family="text">
      <style:text-properties style:font-name="Times New Roman" style:font-name-asian="Times New Roman" fo:font-size="12pt" style:font-size-asian="12pt" style:font-size-complex="12pt" fo:language="en" fo:country="US" style:language-asian="ru" style:country-asian="RU"/>
    </style:style>
    <style:style style:name="T14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T15" style:parent-style-name="Основнойшрифтабзаца" style:family="text">
      <style:text-properties style:font-name="Times New Roman" style:font-name-asian="Times New Roman" fo:font-size="12pt" style:font-size-asian="12pt" style:font-size-complex="12pt" fo:language="en" fo:country="US" style:language-asian="ru" style:country-asian="RU"/>
    </style:style>
    <style:style style:name="T16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7" style:parent-style-name="Обычный" style:family="paragraph">
      <style:paragraph-properties fo:text-align="justify" fo:margin-bottom="0in" fo:line-height="100%" fo:margin-left="0.2479in" fo:text-indent="-0.2479in">
        <style:tab-stops>
          <style:tab-stop style:type="left" style:position="0in"/>
          <style:tab-stop style:type="left" style:position="0.252in"/>
        </style:tab-stops>
      </style:paragraph-properties>
    </style:style>
    <style:style style:name="T18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T19" style:parent-style-name="Основнойшрифтабзаца" style:family="text">
      <style:text-properties style:font-name="Times New Roman" style:font-name-asian="Times New Roman" fo:font-size="12pt" style:font-size-asian="12pt" style:font-size-complex="12pt" fo:language="en" fo:country="US" style:language-asian="ru" style:country-asian="RU"/>
    </style:style>
    <style:style style:name="T20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T21" style:parent-style-name="Основнойшрифтабзаца" style:family="text">
      <style:text-properties style:font-name="Times New Roman" style:font-name-asian="Times New Roman" fo:font-size="12pt" style:font-size-asian="12pt" style:font-size-complex="12pt" fo:language="en" fo:country="US" style:language-asian="ru" style:country-asian="RU"/>
    </style:style>
    <style:style style:name="T22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T23" style:parent-style-name="Основнойшрифтабзаца" style:family="text">
      <style:text-properties style:font-name="Times New Roman" style:font-name-asian="Times New Roman" fo:font-size="12pt" style:font-size-asian="12pt" style:font-size-complex="12pt" fo:language="en" fo:country="US" style:language-asian="ru" style:country-asian="RU"/>
    </style:style>
    <style:style style:name="T24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5" style:parent-style-name="Обычный" style:family="paragraph">
      <style:paragraph-properties fo:text-align="justify" fo:margin-bottom="0in" fo:line-height="100%" fo:margin-left="0.2479in" fo:text-indent="-0.2479in">
        <style:tab-stops>
          <style:tab-stop style:type="left" style:position="0in"/>
          <style:tab-stop style:type="left" style:position="0.252in"/>
        </style:tab-stops>
      </style:paragraph-properties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6" style:parent-style-name="Обычный" style:family="paragraph">
      <style:paragraph-properties fo:text-align="justify" fo:margin-bottom="0in" fo:line-height="100%" fo:margin-left="0.2479in" fo:text-indent="-0.2479in">
        <style:tab-stops>
          <style:tab-stop style:type="left" style:position="0in"/>
          <style:tab-stop style:type="left" style:position="0.252in"/>
        </style:tab-stops>
      </style:paragraph-properties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7" style:parent-style-name="Обычный" style:family="paragraph">
      <style:paragraph-properties fo:text-align="justify" fo:margin-bottom="0in" fo:line-height="100%" fo:margin-left="0.2479in" fo:text-indent="-0.2479in">
        <style:tab-stops>
          <style:tab-stop style:type="left" style:position="0in"/>
          <style:tab-stop style:type="left" style:position="0.252in"/>
        </style:tab-stops>
      </style:paragraph-properties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8" style:parent-style-name="Обычный" style:family="paragraph">
      <style:paragraph-properties fo:text-align="justify" fo:margin-bottom="0in" fo:line-height="100%" fo:margin-left="0.2479in" fo:text-indent="-0.2479in">
        <style:tab-stops>
          <style:tab-stop style:type="left" style:position="0in"/>
          <style:tab-stop style:type="left" style:position="0.252in"/>
        </style:tab-stops>
      </style:paragraph-properties>
    </style:style>
    <style:style style:name="T29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T30" style:parent-style-name="Основнойшрифтабзаца" style:family="text">
      <style:text-properties style:font-name="Times New Roman" style:font-name-asian="Times New Roman" fo:font-size="12pt" style:font-size-asian="12pt" style:font-size-complex="12pt" fo:language="en" fo:country="US" style:language-asian="ru" style:country-asian="RU"/>
    </style:style>
    <style:style style:name="T31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T32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33" style:parent-style-name="Обычный" style:family="paragraph">
      <style:paragraph-properties fo:text-align="justify" fo:margin-bottom="0in" fo:line-height="100%" fo:margin-left="0.2479in" fo:text-indent="-0.2479in">
        <style:tab-stops>
          <style:tab-stop style:type="left" style:position="0in"/>
          <style:tab-stop style:type="left" style:position="0.252in"/>
        </style:tab-stops>
      </style:paragraph-properties>
    </style:style>
    <style:style style:name="T34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T35" style:parent-style-name="Основнойшрифтабзаца" style:family="text">
      <style:text-properties style:font-name="Times New Roman" style:font-name-asian="Times New Roman" fo:font-size="12pt" style:font-size-asian="12pt" style:font-size-complex="12pt" fo:language="en" fo:country="US" style:language-asian="ru" style:country-asian="RU"/>
    </style:style>
    <style:style style:name="T36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37" style:parent-style-name="Обычный" style:family="paragraph">
      <style:paragraph-properties fo:text-align="justify" fo:margin-bottom="0in" fo:line-height="100%" fo:margin-left="0.2479in" fo:text-indent="-0.2479in">
        <style:tab-stops>
          <style:tab-stop style:type="left" style:position="0in"/>
          <style:tab-stop style:type="left" style:position="0.252in"/>
        </style:tab-stops>
      </style:paragraph-properties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38" style:parent-style-name="Обычный" style:family="paragraph">
      <style:paragraph-properties fo:text-align="justify" fo:margin-bottom="0in" fo:line-height="100%" fo:margin-left="0.2479in" fo:text-indent="-0.2479in">
        <style:tab-stops>
          <style:tab-stop style:type="left" style:position="0in"/>
        </style:tab-stops>
      </style:paragraph-properties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39" style:parent-style-name="Заголовок3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40" style:parent-style-name="Литература" style:family="paragraph">
      <style:paragraph-properties fo:margin-left="0.2479in" fo:text-indent="-0.2479in">
        <style:tab-stops>
          <style:tab-stop style:type="left" style:position="-0.0118in"/>
        </style:tab-stops>
      </style:paragraph-properties>
      <style:text-properties fo:font-size="12pt" style:font-size-asian="12pt"/>
    </style:style>
    <style:style style:name="P41" style:parent-style-name="Литература" style:family="paragraph">
      <style:paragraph-properties fo:margin-left="0.2479in" fo:text-indent="-0.2479in">
        <style:tab-stops>
          <style:tab-stop style:type="left" style:position="-0.0118in"/>
        </style:tab-stops>
      </style:paragraph-properties>
    </style:style>
    <style:style style:name="T42" style:parent-style-name="Основнойшрифтабзаца" style:family="text">
      <style:text-properties fo:font-size="12pt" style:font-size-asian="12pt"/>
    </style:style>
    <style:style style:name="T43" style:parent-style-name="Основнойшрифтабзаца" style:family="text">
      <style:text-properties fo:font-size="12pt" style:font-size-asian="12pt" fo:language="en" fo:country="US"/>
    </style:style>
    <style:style style:name="T44" style:parent-style-name="Основнойшрифтабзаца" style:family="text">
      <style:text-properties fo:font-size="12pt" style:font-size-asian="12pt"/>
    </style:style>
    <style:style style:name="P45" style:parent-style-name="Литература" style:family="paragraph">
      <style:paragraph-properties fo:margin-left="0.2479in" fo:text-indent="-0.2479in">
        <style:tab-stops>
          <style:tab-stop style:type="left" style:position="-0.0118in"/>
        </style:tab-stops>
      </style:paragraph-properties>
      <style:text-properties fo:font-size="12pt" style:font-size-asian="12pt"/>
    </style:style>
    <style:style style:name="P46" style:parent-style-name="Литература" style:family="paragraph">
      <style:paragraph-properties fo:margin-left="0.2479in" fo:text-indent="-0.2479in">
        <style:tab-stops>
          <style:tab-stop style:type="left" style:position="-0.0118in"/>
        </style:tab-stops>
      </style:paragraph-properties>
    </style:style>
    <style:style style:name="T47" style:parent-style-name="Основнойшрифтабзаца" style:family="text">
      <style:text-properties fo:font-size="12pt" style:font-size-asian="12pt"/>
    </style:style>
    <style:style style:name="T48" style:parent-style-name="Основнойшрифтабзаца" style:family="text">
      <style:text-properties fo:font-size="12pt" style:font-size-asian="12pt" fo:language="en" fo:country="US"/>
    </style:style>
    <style:style style:name="T49" style:parent-style-name="Основнойшрифтабзаца" style:family="text">
      <style:text-properties fo:font-size="12pt" style:font-size-asian="12pt"/>
    </style:style>
    <style:style style:name="P50" style:parent-style-name="Литература" style:family="paragraph">
      <style:paragraph-properties fo:margin-left="0.2479in" fo:text-indent="-0.2479in">
        <style:tab-stops>
          <style:tab-stop style:type="left" style:position="-0.0118in"/>
        </style:tab-stops>
      </style:paragraph-properties>
    </style:style>
    <style:style style:name="T51" style:parent-style-name="Основнойшрифтабзаца" style:family="text">
      <style:text-properties fo:font-size="12pt" style:font-size-asian="12pt"/>
    </style:style>
    <style:style style:name="T52" style:parent-style-name="Основнойшрифтабзаца" style:family="text">
      <style:text-properties fo:font-size="12pt" style:font-size-asian="12pt" fo:language="en" fo:country="US"/>
    </style:style>
    <style:style style:name="T53" style:parent-style-name="Основнойшрифтабзаца" style:family="text">
      <style:text-properties fo:font-size="12pt" style:font-size-asian="12pt"/>
    </style:style>
    <style:style style:name="P54" style:parent-style-name="Литература" style:family="paragraph">
      <style:paragraph-properties fo:margin-left="0.2479in" fo:text-indent="-0.2479in">
        <style:tab-stops>
          <style:tab-stop style:type="left" style:position="-0.0118in"/>
        </style:tab-stops>
      </style:paragraph-properties>
      <style:text-properties fo:font-size="12pt" style:font-size-asian="12pt"/>
    </style:style>
    <style:style style:name="P55" style:parent-style-name="Обычный" style:family="paragraph">
      <style:paragraph-properties fo:keep-with-next="always" fo:text-align="center" fo:margin-top="0.1666in" fo:margin-bottom="0.0416in" fo:line-height="100%"/>
      <style:text-properties style:font-name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P56" style:parent-style-name="Обычный" style:family="paragraph">
      <style:paragraph-properties fo:text-align="justify" fo:margin-bottom="0in" fo:line-height="100%" fo:margin-left="0.2479in" fo:text-indent="-0.2479in">
        <style:tab-stops>
          <style:tab-stop style:type="left" style:position="0in"/>
          <style:tab-stop style:type="left" style:position="0.252in"/>
        </style:tab-stops>
      </style:paragraph-properties>
    </style:style>
    <style:style style:name="T57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T58" style:parent-style-name="Основнойшрифтабзаца" style:family="text">
      <style:text-properties style:font-name="Times New Roman" style:font-name-asian="Times New Roman" fo:font-size="12pt" style:font-size-asian="12pt" style:font-size-complex="12pt" fo:language="en" fo:country="US" style:language-asian="ru" style:country-asian="RU"/>
    </style:style>
    <style:style style:name="T59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60" style:parent-style-name="Обычный" style:family="paragraph">
      <style:paragraph-properties fo:text-align="justify" fo:margin-bottom="0in" fo:line-height="100%" fo:margin-left="0.2479in" fo:text-indent="-0.2479in">
        <style:tab-stops>
          <style:tab-stop style:type="left" style:position="-0.3729in"/>
          <style:tab-stop style:type="left" style:position="0in"/>
          <style:tab-stop style:type="left" style:position="0.252in"/>
        </style:tab-stops>
      </style:paragraph-properties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61" style:parent-style-name="Обычный" style:family="paragraph">
      <style:paragraph-properties fo:text-align="justify" fo:margin-bottom="0in" fo:line-height="100%" fo:margin-left="0.2479in" fo:text-indent="-0.2479in">
        <style:tab-stops>
          <style:tab-stop style:type="left" style:position="0in"/>
          <style:tab-stop style:type="left" style:position="0.252in"/>
        </style:tab-stops>
      </style:paragraph-properties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62" style:parent-style-name="Обычный" style:family="paragraph">
      <style:paragraph-properties fo:text-align="justify" fo:margin-bottom="0in" fo:line-height="100%" fo:margin-left="0.2479in" fo:text-indent="-0.2479in">
        <style:tab-stops>
          <style:tab-stop style:type="left" style:position="0in"/>
          <style:tab-stop style:type="left" style:position="0.252in"/>
        </style:tab-stops>
      </style:paragraph-properties>
    </style:style>
    <style:style style:name="T63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T64" style:parent-style-name="Основнойшрифтабзаца" style:family="text">
      <style:text-properties style:font-name="Times New Roman" style:font-name-asian="Times New Roman" fo:font-size="12pt" style:font-size-asian="12pt" style:font-size-complex="12pt" fo:language="en" fo:country="US" style:language-asian="ru" style:country-asian="RU"/>
    </style:style>
    <style:style style:name="T65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66" style:parent-style-name="Обычный" style:family="paragraph">
      <style:paragraph-properties fo:text-align="justify" fo:margin-bottom="0in" fo:line-height="100%" fo:margin-left="0.2479in" fo:text-indent="-0.2479in">
        <style:tab-stops>
          <style:tab-stop style:type="left" style:position="0in"/>
          <style:tab-stop style:type="left" style:position="0.252in"/>
        </style:tab-stops>
      </style:paragraph-properties>
    </style:style>
    <style:style style:name="T67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T68" style:parent-style-name="Основнойшрифтабзаца" style:family="text">
      <style:text-properties style:font-name="Times New Roman" style:font-name-asian="Times New Roman" fo:font-size="12pt" style:font-size-asian="12pt" style:font-size-complex="12pt" fo:language="en" fo:country="US" style:language-asian="ru" style:country-asian="RU"/>
    </style:style>
    <style:style style:name="T69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70" style:parent-style-name="Обычный" style:family="paragraph">
      <style:paragraph-properties fo:text-align="justify" fo:margin-bottom="0in" fo:line-height="100%" fo:margin-left="0.2479in" fo:text-indent="-0.2479in">
        <style:tab-stops>
          <style:tab-stop style:type="left" style:position="0in"/>
          <style:tab-stop style:type="left" style:position="0.252in"/>
        </style:tab-stops>
      </style:paragraph-properties>
    </style:style>
    <style:style style:name="T71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T72" style:parent-style-name="Основнойшрифтабзаца" style:family="text">
      <style:text-properties style:font-name="Times New Roman" style:font-name-asian="Times New Roman" fo:font-size="12pt" style:font-size-asian="12pt" style:font-size-complex="12pt" fo:language="en" fo:country="US" style:language-asian="ru" style:country-asian="RU"/>
    </style:style>
    <style:style style:name="T73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74" style:parent-style-name="Обычный" style:family="paragraph">
      <style:paragraph-properties fo:text-align="justify" fo:margin-bottom="0in" fo:line-height="100%" fo:margin-left="0.2479in" fo:text-indent="-0.2479in">
        <style:tab-stops>
          <style:tab-stop style:type="left" style:position="0in"/>
          <style:tab-stop style:type="left" style:position="0.252in"/>
        </style:tab-stops>
      </style:paragraph-properties>
    </style:style>
    <style:style style:name="T75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T76" style:parent-style-name="Основнойшрифтабзаца" style:family="text">
      <style:text-properties style:font-name="Times New Roman" style:font-name-asian="Times New Roman" fo:font-size="12pt" style:font-size-asian="12pt" style:font-size-complex="12pt" fo:language="en" fo:country="US" style:language-asian="ru" style:country-asian="RU"/>
    </style:style>
    <style:style style:name="T77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78" style:parent-style-name="Обычный" style:family="paragraph">
      <style:paragraph-properties fo:text-align="justify" fo:margin-bottom="0in" fo:line-height="100%" fo:margin-left="0.2479in" fo:text-indent="-0.2479in">
        <style:tab-stops>
          <style:tab-stop style:type="left" style:position="0in"/>
          <style:tab-stop style:type="left" style:position="0.252in"/>
        </style:tab-stops>
      </style:paragraph-properties>
    </style:style>
    <style:style style:name="T79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T80" style:parent-style-name="Основнойшрифтабзаца" style:family="text">
      <style:text-properties style:font-name="Times New Roman" style:font-name-asian="Times New Roman" fo:font-size="12pt" style:font-size-asian="12pt" style:font-size-complex="12pt" fo:language="en" fo:country="US" style:language-asian="ru" style:country-asian="RU"/>
    </style:style>
    <style:style style:name="T81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82" style:parent-style-name="Обычный" style:family="paragraph">
      <style:paragraph-properties fo:text-align="justify" fo:margin-bottom="0in" fo:line-height="100%" fo:margin-left="0.2479in" fo:text-indent="-0.2479in">
        <style:tab-stops>
          <style:tab-stop style:type="left" style:position="0in"/>
          <style:tab-stop style:type="left" style:position="0.252in"/>
        </style:tab-stops>
      </style:paragraph-properties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83" style:parent-style-name="Обычный" style:family="paragraph">
      <style:paragraph-properties fo:text-align="justify" fo:margin-bottom="0in" fo:line-height="100%" fo:margin-left="0.2479in" fo:text-indent="-0.2479in">
        <style:tab-stops>
          <style:tab-stop style:type="left" style:position="0in"/>
          <style:tab-stop style:type="left" style:position="0.252in"/>
        </style:tab-stops>
      </style:paragraph-properties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84" style:parent-style-name="Обычный" style:family="paragraph">
      <style:paragraph-properties fo:text-align="justify" fo:margin-bottom="0in" fo:line-height="100%" fo:margin-left="0.2479in" fo:text-indent="-0.2479in">
        <style:tab-stops>
          <style:tab-stop style:type="left" style:position="0in"/>
          <style:tab-stop style:type="left" style:position="0.252in"/>
        </style:tab-stops>
      </style:paragraph-properties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85" style:parent-style-name="Обычный" style:family="paragraph">
      <style:paragraph-properties fo:text-align="justify" fo:margin-bottom="0in" fo:line-height="100%" fo:margin-left="0.2479in" fo:text-indent="-0.2479in">
        <style:tab-stops>
          <style:tab-stop style:type="left" style:position="0in"/>
          <style:tab-stop style:type="left" style:position="0.252in"/>
        </style:tab-stops>
      </style:paragraph-properties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86" style:parent-style-name="Обычный" style:family="paragraph">
      <style:paragraph-properties fo:text-align="center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P87" style:parent-style-name="Обычный" style:family="paragraph">
      <style:paragraph-properties fo:text-align="center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P88" style:parent-style-name="Обычный" style:family="paragraph">
      <style:paragraph-properties fo:text-align="center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P89" style:parent-style-name="Обычный" style:family="paragraph">
      <style:paragraph-properties fo:text-align="center" fo:margin-bottom="0in" fo:line-height="100%"/>
      <style:text-properties style:font-name="Times New Roman" fo:font-weight="bold" style:font-weight-asian="bold" fo:font-size="12pt" style:font-size-asian="12pt" style:font-size-complex="12pt"/>
    </style:style>
    <style:style style:name="P90" style:parent-style-name="СтильЛекцияПеред0пт" style:family="paragraph">
      <style:paragraph-properties fo:text-indent="0in"/>
    </style:style>
    <style:style style:name="T91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92" style:parent-style-name="Основнойшрифтабзаца" style:family="text">
      <style:text-properties fo:font-size="12pt" style:font-size-asian="12pt" style:font-size-complex="12pt"/>
    </style:style>
    <style:style style:name="T93" style:parent-style-name="Основнойшрифтабзаца" style:family="text">
      <style:text-properties fo:font-size="12pt" style:font-size-asian="12pt" style:font-size-complex="12pt"/>
    </style:style>
    <style:style style:name="P94" style:parent-style-name="СтильЛекцияПеред0пт" style:family="paragraph">
      <style:paragraph-properties fo:text-indent="0in"/>
    </style:style>
    <style:style style:name="T95" style:parent-style-name="Основнойшрифтабзаца" style:family="text">
      <style:text-properties fo:font-size="12pt" style:font-size-asian="12pt" style:font-size-complex="12pt"/>
    </style:style>
    <style:style style:name="T96" style:parent-style-name="Основнойшрифтабзаца" style:family="text">
      <style:text-properties fo:font-size="12pt" style:font-size-asian="12pt" style:font-size-complex="12pt"/>
    </style:style>
    <style:style style:name="T97" style:parent-style-name="Основнойшрифтабзаца" style:family="text">
      <style:text-properties fo:font-size="12pt" style:font-size-asian="12pt" style:font-size-complex="12pt"/>
    </style:style>
    <style:style style:name="T98" style:parent-style-name="Основнойшрифтабзаца" style:family="text">
      <style:text-properties fo:font-size="12pt" style:font-size-asian="12pt" style:font-size-complex="12pt"/>
    </style:style>
    <style:style style:name="P99" style:parent-style-name="Обычный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100" style:parent-style-name="Лекция" style:family="paragraph">
      <style:paragraph-properties fo:margin-top="0in" fo:text-indent="0in"/>
    </style:style>
    <style:style style:name="T101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102" style:parent-style-name="Основнойшрифтабзаца" style:family="text">
      <style:text-properties fo:font-size="12pt" style:font-size-asian="12pt" style:font-size-complex="12pt"/>
    </style:style>
    <style:style style:name="T103" style:parent-style-name="Основнойшрифтабзаца" style:family="text">
      <style:text-properties fo:font-size="12pt" style:font-size-asian="12pt" style:font-size-complex="12pt"/>
    </style:style>
    <style:style style:name="P104" style:parent-style-name="Основнойтекст" style:family="paragraph">
      <style:paragraph-properties fo:text-align="justify" fo:margin-bottom="0in"/>
    </style:style>
    <style:style style:name="P105" style:parent-style-name="Обычный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106" style:parent-style-name="Лекция" style:family="paragraph">
      <style:paragraph-properties fo:margin-top="0in" fo:text-indent="0in"/>
    </style:style>
    <style:style style:name="T107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108" style:parent-style-name="Основнойшрифтабзаца" style:family="text">
      <style:text-properties fo:font-size="12pt" style:font-size-asian="12pt" style:font-size-complex="12pt"/>
    </style:style>
    <style:style style:name="T109" style:parent-style-name="Основнойшрифтабзаца" style:family="text">
      <style:text-properties fo:font-size="12pt" style:font-size-asian="12pt" style:font-size-complex="12pt"/>
    </style:style>
    <style:style style:name="T110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111" style:parent-style-name="Основнойшрифтабзаца" style:family="text">
      <style:text-properties fo:font-size="12pt" style:font-size-asian="12pt" style:font-size-complex="12pt"/>
    </style:style>
    <style:style style:name="P112" style:parent-style-name="Основнойтекст" style:family="paragraph">
      <style:paragraph-properties fo:text-align="justify" fo:margin-bottom="0in"/>
    </style:style>
    <style:style style:name="T113" style:parent-style-name="Основнойшрифтабзаца" style:family="text">
      <style:text-properties fo:language="en" fo:country="US"/>
    </style:style>
    <style:style style:name="T114" style:parent-style-name="Основнойшрифтабзаца" style:family="text">
      <style:text-properties fo:language="en" fo:country="US"/>
    </style:style>
    <style:style style:name="P115" style:parent-style-name="Обычный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116" style:parent-style-name="Лекция" style:family="paragraph">
      <style:paragraph-properties fo:margin-top="0in" fo:text-indent="0in"/>
    </style:style>
    <style:style style:name="T117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118" style:parent-style-name="Основнойшрифтабзаца" style:family="text">
      <style:text-properties fo:font-size="12pt" style:font-size-asian="12pt" style:font-size-complex="12pt"/>
    </style:style>
    <style:style style:name="T119" style:parent-style-name="Основнойшрифтабзаца" style:family="text">
      <style:text-properties fo:font-size="12pt" style:font-size-asian="12pt" style:font-size-complex="12pt"/>
    </style:style>
    <style:style style:name="P120" style:parent-style-name="Основнойтекст" style:family="paragraph">
      <style:paragraph-properties fo:text-align="justify" fo:margin-bottom="0in"/>
    </style:style>
    <style:style style:name="T121" style:parent-style-name="Основнойшрифтабзаца" style:family="text">
      <style:text-properties fo:language="en" fo:country="US"/>
    </style:style>
    <style:style style:name="T122" style:parent-style-name="Основнойшрифтабзаца" style:family="text">
      <style:text-properties fo:language="en" fo:country="US"/>
    </style:style>
    <style:style style:name="P123" style:parent-style-name="Обычный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124" style:parent-style-name="Лекция" style:family="paragraph">
      <style:paragraph-properties fo:margin-top="0in" fo:text-indent="0in"/>
    </style:style>
    <style:style style:name="T125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126" style:parent-style-name="Основнойшрифтабзаца" style:family="text">
      <style:text-properties fo:font-size="12pt" style:font-size-asian="12pt" style:font-size-complex="12pt"/>
    </style:style>
    <style:style style:name="T127" style:parent-style-name="Основнойшрифтабзаца" style:family="text">
      <style:text-properties fo:font-size="12pt" style:font-size-asian="12pt" style:font-size-complex="12pt"/>
    </style:style>
    <style:style style:name="P128" style:parent-style-name="Основнойтекст" style:family="paragraph">
      <style:paragraph-properties fo:text-align="justify" fo:margin-bottom="0in"/>
    </style:style>
    <style:style style:name="T129" style:parent-style-name="Основнойшрифтабзаца" style:family="text">
      <style:text-properties fo:language="en" fo:country="US"/>
    </style:style>
    <style:style style:name="T130" style:parent-style-name="Основнойшрифтабзаца" style:family="text">
      <style:text-properties fo:language="en" fo:country="US"/>
    </style:style>
    <style:style style:name="P131" style:parent-style-name="Обычный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132" style:parent-style-name="Лекция" style:family="paragraph">
      <style:paragraph-properties fo:margin-top="0in" fo:text-indent="0in"/>
    </style:style>
    <style:style style:name="T133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134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135" style:parent-style-name="Основнойшрифтабзаца" style:family="text">
      <style:text-properties fo:font-size="12pt" style:font-size-asian="12pt" style:font-size-complex="12pt"/>
    </style:style>
    <style:style style:name="T136" style:parent-style-name="Основнойшрифтабзаца" style:family="text">
      <style:text-properties fo:font-size="12pt" style:font-size-asian="12pt" style:font-size-complex="12pt"/>
    </style:style>
    <style:style style:name="P137" style:parent-style-name="Основнойтекст" style:family="paragraph">
      <style:paragraph-properties fo:text-align="justify" fo:margin-bottom="0in"/>
    </style:style>
    <style:style style:name="T138" style:parent-style-name="Основнойшрифтабзаца" style:family="text">
      <style:text-properties fo:language="en" fo:country="US"/>
    </style:style>
    <style:style style:name="T139" style:parent-style-name="Основнойшрифтабзаца" style:family="text">
      <style:text-properties fo:language="en" fo:country="US"/>
    </style:style>
    <style:style style:name="P140" style:parent-style-name="Обычный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141" style:parent-style-name="Лекция" style:family="paragraph">
      <style:paragraph-properties fo:margin-top="0in" fo:text-indent="0in"/>
    </style:style>
    <style:style style:name="T142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143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144" style:parent-style-name="Основнойшрифтабзаца" style:family="text">
      <style:text-properties fo:font-size="12pt" style:font-size-asian="12pt" style:font-size-complex="12pt"/>
    </style:style>
    <style:style style:name="T145" style:parent-style-name="Основнойшрифтабзаца" style:family="text">
      <style:text-properties fo:font-size="12pt" style:font-size-asian="12pt" style:font-size-complex="12pt"/>
    </style:style>
    <style:style style:name="P146" style:parent-style-name="Обычный" style:family="paragraph">
      <style:paragraph-properties fo:text-align="justify" fo:margin-bottom="0in" fo:line-height="100%"/>
    </style:style>
    <style:style style:name="T147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T148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T149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T150" style:parent-style-name="Основнойшрифтабзаца" style:family="text">
      <style:text-properties style:font-name="Times New Roman" style:font-name-asian="Times New Roman" fo:font-size="12pt" style:font-size-asian="12pt" style:font-size-complex="12pt" fo:language="en" fo:country="US" style:language-asian="ru" style:country-asian="RU"/>
    </style:style>
    <style:style style:name="T151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T152" style:parent-style-name="Основнойшрифтабзаца" style:family="text">
      <style:text-properties style:font-name="Times New Roman" style:font-name-asian="Times New Roman" fo:font-size="12pt" style:font-size-asian="12pt" style:font-size-complex="12pt" fo:language="en" fo:country="US" style:language-asian="ru" style:country-asian="RU"/>
    </style:style>
    <style:style style:name="T153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T154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T155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T156" style:parent-style-name="Основнойшрифтабзаца" style:family="text">
      <style:text-properties style:font-name="Times New Roman" style:font-name-asian="Times New Roman" fo:font-size="12pt" style:font-size-asian="12pt" style:font-size-complex="12pt" fo:language="en" fo:country="US" style:language-asian="ru" style:country-asian="RU"/>
    </style:style>
    <style:style style:name="T157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58" style:parent-style-name="Лекция" style:family="paragraph">
      <style:paragraph-properties fo:margin-top="0in" fo:text-indent="0in"/>
      <style:text-properties fo:font-size="12pt" style:font-size-asian="12pt" style:font-size-complex="12pt"/>
    </style:style>
    <style:style style:name="P159" style:parent-style-name="Обычный" style:family="paragraph">
      <style:paragraph-properties fo:text-align="center" fo:margin-bottom="0in" fo:line-height="100%"/>
      <style:text-properties style:font-name="Times New Roman" fo:font-weight="bold" style:font-weight-asian="bold" fo:font-size="12pt" style:font-size-asian="12pt" style:font-size-complex="12pt"/>
    </style:style>
    <style:style style:name="P160" style:parent-style-name="СтильЛекцияПеред0пт" style:family="paragraph">
      <style:paragraph-properties fo:text-indent="0in"/>
    </style:style>
    <style:style style:name="T161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162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163" style:parent-style-name="Основнойшрифтабзаца" style:family="text">
      <style:text-properties fo:font-size="12pt" style:font-size-asian="12pt" style:font-size-complex="12pt"/>
    </style:style>
    <style:style style:name="T164" style:parent-style-name="Основнойшрифтабзаца" style:family="text">
      <style:text-properties style:text-position="-16.6% 100%" fo:font-size="12pt" style:font-size-asian="12pt" style:font-size-complex="12pt"/>
    </style:style>
    <style:style style:name="T165" style:parent-style-name="Основнойшрифтабзаца" style:family="text">
      <style:text-properties fo:font-size="12pt" style:font-size-asian="12pt" style:font-size-complex="12pt"/>
    </style:style>
    <style:style style:name="T166" style:parent-style-name="Основнойшрифтабзаца" style:family="text">
      <style:text-properties style:text-position="-16.6% 100%" fo:font-size="12pt" style:font-size-asian="12pt" style:font-size-complex="12pt"/>
    </style:style>
    <style:style style:name="T167" style:parent-style-name="Основнойшрифтабзаца" style:family="text">
      <style:text-properties fo:font-size="12pt" style:font-size-asian="12pt" style:font-size-complex="12pt"/>
    </style:style>
    <style:style style:name="T168" style:parent-style-name="Основнойшрифтабзаца" style:family="text">
      <style:text-properties style:text-position="-16.6% 100%" fo:font-size="12pt" style:font-size-asian="12pt" style:font-size-complex="12pt"/>
    </style:style>
    <style:style style:name="T169" style:parent-style-name="Основнойшрифтабзаца" style:family="text">
      <style:text-properties fo:font-size="12pt" style:font-size-asian="12pt" style:font-size-complex="12pt"/>
    </style:style>
    <style:style style:name="T170" style:parent-style-name="Основнойшрифтабзаца" style:family="text">
      <style:text-properties style:text-position="-25% 100%" fo:font-size="12pt" style:font-size-asian="12pt" style:font-size-complex="12pt"/>
    </style:style>
    <style:style style:name="T171" style:parent-style-name="Основнойшрифтабзаца" style:family="text">
      <style:text-properties fo:font-size="12pt" style:font-size-asian="12pt" style:font-size-complex="12pt"/>
    </style:style>
    <style:style style:name="T172" style:parent-style-name="Основнойшрифтабзаца" style:family="text">
      <style:text-properties style:text-position="-16.6% 100%" fo:font-size="12pt" style:font-size-asian="12pt" style:font-size-complex="12pt"/>
    </style:style>
    <style:style style:name="T173" style:parent-style-name="Основнойшрифтабзаца" style:family="text">
      <style:text-properties fo:font-size="12pt" style:font-size-asian="12pt" style:font-size-complex="12pt"/>
    </style:style>
    <style:style style:name="P174" style:parent-style-name="Основнойтекст" style:family="paragraph">
      <style:paragraph-properties fo:text-align="justify" fo:margin-bottom="0in"/>
    </style:style>
    <style:style style:name="T175" style:parent-style-name="Основнойшрифтабзаца" style:family="text">
      <style:text-properties fo:language="en" fo:country="US"/>
    </style:style>
    <style:style style:name="P176" style:parent-style-name="Обычный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177" style:parent-style-name="Лекция" style:family="paragraph">
      <style:paragraph-properties fo:margin-top="0in" fo:text-indent="0in"/>
    </style:style>
    <style:style style:name="T178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179" style:parent-style-name="Основнойшрифтабзаца" style:family="text">
      <style:text-properties fo:font-size="12pt" style:font-size-asian="12pt" style:font-size-complex="12pt"/>
    </style:style>
    <style:style style:name="T180" style:parent-style-name="Основнойшрифтабзаца" style:family="text">
      <style:text-properties fo:font-size="12pt" style:font-size-asian="12pt" style:font-size-complex="12pt"/>
    </style:style>
    <style:style style:name="T181" style:parent-style-name="Основнойшрифтабзаца" style:family="text">
      <style:text-properties fo:font-style="italic" style:font-style-asian="italic" fo:font-size="12pt" style:font-size-asian="12pt" style:font-size-complex="12pt"/>
    </style:style>
    <style:style style:name="T182" style:parent-style-name="Основнойшрифтабзаца" style:family="text">
      <style:text-properties fo:font-size="12pt" style:font-size-asian="12pt" style:font-size-complex="12pt"/>
    </style:style>
    <style:style style:name="P183" style:parent-style-name="Основнойтекст" style:family="paragraph">
      <style:paragraph-properties fo:text-align="justify" fo:margin-bottom="0in"/>
    </style:style>
    <style:style style:name="T184" style:parent-style-name="Основнойшрифтабзаца" style:family="text">
      <style:text-properties fo:language="en" fo:country="US"/>
    </style:style>
    <style:style style:name="T185" style:parent-style-name="Основнойшрифтабзаца" style:family="text">
      <style:text-properties fo:language="en" fo:country="US"/>
    </style:style>
    <style:style style:name="T186" style:parent-style-name="Основнойшрифтабзаца" style:family="text">
      <style:text-properties fo:language="en" fo:country="US"/>
    </style:style>
    <style:style style:name="P187" style:parent-style-name="Обычный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188" style:parent-style-name="Лекция" style:family="paragraph">
      <style:paragraph-properties fo:margin-top="0in" fo:text-indent="0in"/>
    </style:style>
    <style:style style:name="T189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190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191" style:parent-style-name="Основнойшрифтабзаца" style:family="text">
      <style:text-properties fo:font-size="12pt" style:font-size-asian="12pt" style:font-size-complex="12pt"/>
    </style:style>
    <style:style style:name="T192" style:parent-style-name="Основнойшрифтабзаца" style:family="text">
      <style:text-properties fo:font-size="12pt" style:font-size-asian="12pt" style:font-size-complex="12pt"/>
    </style:style>
    <style:style style:name="T193" style:parent-style-name="Основнойшрифтабзаца" style:family="text">
      <style:text-properties fo:color="#FF0000" fo:font-size="12pt" style:font-size-asian="12pt" style:font-size-complex="12pt"/>
    </style:style>
    <style:style style:name="T194" style:parent-style-name="Основнойшрифтабзаца" style:family="text">
      <style:text-properties fo:font-size="12pt" style:font-size-asian="12pt" style:font-size-complex="12pt"/>
    </style:style>
    <style:style style:name="T195" style:parent-style-name="Основнойшрифтабзаца" style:family="text">
      <style:text-properties fo:font-size="12pt" style:font-size-asian="12pt" style:font-size-complex="12pt"/>
    </style:style>
    <style:style style:name="T196" style:parent-style-name="Основнойшрифтабзаца" style:family="text">
      <style:text-properties fo:font-size="12pt" style:font-size-asian="12pt" style:font-size-complex="12pt"/>
    </style:style>
    <style:style style:name="P197" style:parent-style-name="Основнойтекст" style:family="paragraph">
      <style:paragraph-properties fo:text-align="justify" fo:margin-bottom="0in"/>
    </style:style>
    <style:style style:name="T198" style:parent-style-name="Основнойшрифтабзаца" style:family="text">
      <style:text-properties fo:language="en" fo:country="US"/>
    </style:style>
    <style:style style:name="T199" style:parent-style-name="Основнойшрифтабзаца" style:family="text">
      <style:text-properties fo:language="en" fo:country="US"/>
    </style:style>
    <style:style style:name="T200" style:parent-style-name="Основнойшрифтабзаца" style:family="text">
      <style:text-properties fo:language="en" fo:country="US"/>
    </style:style>
    <style:style style:name="P201" style:parent-style-name="Обычный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202" style:parent-style-name="Лекция" style:family="paragraph">
      <style:paragraph-properties fo:margin-top="0in" fo:text-indent="0in"/>
    </style:style>
    <style:style style:name="T203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204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205" style:parent-style-name="Основнойшрифтабзаца" style:family="text">
      <style:text-properties fo:font-size="12pt" style:font-size-asian="12pt" style:font-size-complex="12pt"/>
    </style:style>
    <style:style style:name="T206" style:parent-style-name="Основнойшрифтабзаца" style:family="text">
      <style:text-properties fo:font-size="12pt" style:font-size-asian="12pt" style:font-size-complex="12pt"/>
    </style:style>
    <style:style style:name="P207" style:parent-style-name="Основнойтекст" style:family="paragraph">
      <style:paragraph-properties fo:text-align="justify" fo:margin-bottom="0in"/>
    </style:style>
    <style:style style:name="T208" style:parent-style-name="Основнойшрифтабзаца" style:family="text">
      <style:text-properties fo:language="en" fo:country="US"/>
    </style:style>
    <style:style style:name="T209" style:parent-style-name="Основнойшрифтабзаца" style:family="text">
      <style:text-properties fo:language="en" fo:country="US"/>
    </style:style>
    <style:style style:name="T210" style:parent-style-name="Основнойшрифтабзаца" style:family="text">
      <style:text-properties fo:language="en" fo:country="US"/>
    </style:style>
    <style:style style:name="T211" style:parent-style-name="Основнойшрифтабзаца" style:family="text">
      <style:text-properties fo:language="en" fo:country="US"/>
    </style:style>
    <style:style style:name="T212" style:parent-style-name="Основнойшрифтабзаца" style:family="text">
      <style:text-properties fo:language="en" fo:country="US"/>
    </style:style>
    <style:style style:name="P213" style:parent-style-name="Лекция" style:family="paragraph">
      <style:paragraph-properties fo:margin-top="0in" fo:text-indent="0in"/>
      <style:text-properties fo:font-size="12pt" style:font-size-asian="12pt" style:font-size-complex="12pt"/>
    </style:style>
    <style:style style:name="P214" style:parent-style-name="Лекция" style:family="paragraph">
      <style:paragraph-properties fo:margin-top="0in" fo:text-indent="0in"/>
    </style:style>
    <style:style style:name="T215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216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217" style:parent-style-name="Основнойшрифтабзаца" style:family="text">
      <style:text-properties fo:font-size="12pt" style:font-size-asian="12pt" style:font-size-complex="12pt"/>
    </style:style>
    <style:style style:name="T218" style:parent-style-name="Основнойшрифтабзаца" style:family="text">
      <style:text-properties fo:font-size="12pt" style:font-size-asian="12pt" style:font-size-complex="12pt"/>
    </style:style>
    <style:style style:name="P219" style:parent-style-name="Основнойтекст" style:family="paragraph">
      <style:paragraph-properties fo:text-align="justify" fo:margin-bottom="0in"/>
    </style:style>
    <style:style style:name="T220" style:parent-style-name="Основнойшрифтабзаца" style:family="text">
      <style:text-properties fo:language="en" fo:country="US"/>
    </style:style>
    <style:style style:name="T221" style:parent-style-name="Основнойшрифтабзаца" style:family="text">
      <style:text-properties fo:language="en" fo:country="US"/>
    </style:style>
    <style:style style:name="T222" style:parent-style-name="Основнойшрифтабзаца" style:family="text">
      <style:text-properties fo:language="en" fo:country="US"/>
    </style:style>
    <style:style style:name="T223" style:parent-style-name="Основнойшрифтабзаца" style:family="text">
      <style:text-properties fo:language="en" fo:country="US"/>
    </style:style>
    <style:style style:name="P224" style:parent-style-name="Обычный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225" style:parent-style-name="Normal1" style:family="paragraph">
      <style:paragraph-properties fo:line-height="100%" fo:margin-left="0in">
        <style:tab-stops/>
      </style:paragraph-properties>
    </style:style>
    <style:style style:name="T226" style:parent-style-name="Основнойшрифтабзаца" style:family="text">
      <style:text-properties fo:font-weight="bold" style:font-weight-asian="bold" fo:font-style="normal" style:font-style-asian="normal" style:font-size-complex="12pt"/>
    </style:style>
    <style:style style:name="T227" style:parent-style-name="Основнойшрифтабзаца" style:family="text">
      <style:text-properties fo:font-weight="bold" style:font-weight-asian="bold" fo:font-style="normal" style:font-style-asian="normal" style:font-size-complex="12pt"/>
    </style:style>
    <style:style style:name="T228" style:parent-style-name="Основнойшрифтабзаца" style:family="text">
      <style:text-properties fo:font-weight="bold" style:font-weight-asian="bold" fo:font-style="normal" style:font-style-asian="normal" style:font-size-complex="12pt"/>
    </style:style>
    <style:style style:name="T229" style:parent-style-name="Основнойшрифтабзаца" style:family="text">
      <style:text-properties fo:font-weight="bold" style:font-weight-asian="bold" fo:font-style="normal" style:font-style-asian="normal" style:font-size-complex="12pt"/>
    </style:style>
    <style:style style:name="T230" style:parent-style-name="Основнойшрифтабзаца" style:family="text">
      <style:text-properties style:font-size-complex="12pt"/>
    </style:style>
    <style:style style:name="T231" style:parent-style-name="Основнойшрифтабзаца" style:family="text">
      <style:text-properties fo:font-style="normal" style:font-style-asian="normal" style:font-size-complex="12pt"/>
    </style:style>
    <style:style style:name="T232" style:parent-style-name="Основнойшрифтабзаца" style:family="text">
      <style:text-properties fo:font-style="normal" style:font-style-asian="normal" style:text-position="-25% 100%" style:font-size-complex="12pt"/>
    </style:style>
    <style:style style:name="T233" style:parent-style-name="Основнойшрифтабзаца" style:family="text">
      <style:text-properties fo:font-style="normal" style:font-style-asian="normal" style:font-size-complex="12pt"/>
    </style:style>
    <style:style style:name="T234" style:parent-style-name="Основнойшрифтабзаца" style:family="text">
      <style:text-properties fo:font-style="normal" style:font-style-asian="normal" style:text-position="-25% 100%" style:font-size-complex="12pt"/>
    </style:style>
    <style:style style:name="T235" style:parent-style-name="Основнойшрифтабзаца" style:family="text">
      <style:text-properties fo:font-style="normal" style:font-style-asian="normal" style:font-size-complex="12pt"/>
    </style:style>
    <style:style style:name="P236" style:parent-style-name="Основнойтекст" style:family="paragraph">
      <style:paragraph-properties fo:text-align="justify" fo:margin-bottom="0in"/>
    </style:style>
    <style:style style:name="T237" style:parent-style-name="Основнойшрифтабзаца" style:family="text">
      <style:text-properties fo:language="en" fo:country="US"/>
    </style:style>
    <style:style style:name="T238" style:parent-style-name="Основнойшрифтабзаца" style:family="text">
      <style:text-properties fo:language="en" fo:country="US"/>
    </style:style>
    <style:style style:name="T239" style:parent-style-name="Основнойшрифтабзаца" style:family="text">
      <style:text-properties fo:language="en" fo:country="US"/>
    </style:style>
    <style:style style:name="T240" style:parent-style-name="Основнойшрифтабзаца" style:family="text">
      <style:text-properties fo:language="en" fo:country="US"/>
    </style:style>
    <style:style style:name="T241" style:parent-style-name="Основнойшрифтабзаца" style:family="text">
      <style:text-properties fo:language="en" fo:country="US"/>
    </style:style>
    <style:style style:name="T242" style:parent-style-name="Основнойшрифтабзаца" style:family="text">
      <style:text-properties fo:language="en" fo:country="US"/>
    </style:style>
    <style:style style:name="P243" style:parent-style-name="Лекция" style:family="paragraph">
      <style:paragraph-properties fo:margin-top="0in" fo:text-indent="0in"/>
      <style:text-properties fo:font-size="12pt" style:font-size-asian="12pt" style:font-size-complex="12pt"/>
    </style:style>
    <style:style style:name="P244" style:parent-style-name="Лекция" style:family="paragraph">
      <style:paragraph-properties fo:margin-top="0in" fo:text-indent="0in"/>
    </style:style>
    <style:style style:name="T245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246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247" style:parent-style-name="Основнойшрифтабзаца" style:family="text">
      <style:text-properties fo:font-size="12pt" style:font-size-asian="12pt" style:font-size-complex="12pt"/>
    </style:style>
    <style:style style:name="T248" style:parent-style-name="Основнойшрифтабзаца" style:family="text">
      <style:text-properties fo:font-size="12pt" style:font-size-asian="12pt" style:font-size-complex="12pt"/>
    </style:style>
    <style:style style:name="T249" style:parent-style-name="Основнойшрифтабзаца" style:family="text">
      <style:text-properties style:text-position="-25% 100%" fo:font-size="12pt" style:font-size-asian="12pt" style:font-size-complex="12pt"/>
    </style:style>
    <style:style style:name="T250" style:parent-style-name="Основнойшрифтабзаца" style:family="text">
      <style:text-properties fo:font-size="12pt" style:font-size-asian="12pt" style:font-size-complex="12pt"/>
    </style:style>
    <style:style style:name="T251" style:parent-style-name="Основнойшрифтабзаца" style:family="text">
      <style:text-properties style:text-position="-16.6% 100%" fo:font-size="12pt" style:font-size-asian="12pt" style:font-size-complex="12pt"/>
    </style:style>
    <style:style style:name="T252" style:parent-style-name="Основнойшрифтабзаца" style:family="text">
      <style:text-properties fo:font-size="12pt" style:font-size-asian="12pt" style:font-size-complex="12pt"/>
    </style:style>
    <style:style style:name="T253" style:parent-style-name="Основнойшрифтабзаца" style:family="text">
      <style:text-properties fo:font-variant="small-caps" fo:font-size="12pt" style:font-size-asian="12pt" style:font-size-complex="12pt"/>
    </style:style>
    <style:style style:name="T254" style:parent-style-name="Основнойшрифтабзаца" style:family="text">
      <style:text-properties fo:font-size="12pt" style:font-size-asian="12pt" style:font-size-complex="12pt"/>
    </style:style>
    <style:style style:name="T255" style:parent-style-name="Основнойшрифтабзаца" style:family="text">
      <style:text-properties fo:font-style="italic" style:font-style-asian="italic" fo:font-size="12pt" style:font-size-asian="12pt" style:font-size-complex="12pt" fo:language="en" fo:country="US"/>
    </style:style>
    <style:style style:name="T256" style:parent-style-name="Основнойшрифтабзаца" style:family="text">
      <style:text-properties fo:font-size="12pt" style:font-size-asian="12pt" style:font-size-complex="12pt"/>
    </style:style>
    <style:style style:name="T257" style:parent-style-name="Основнойшрифтабзаца" style:family="text">
      <style:text-properties fo:font-style="italic" style:font-style-asian="italic" fo:font-size="12pt" style:font-size-asian="12pt" style:font-size-complex="12pt" fo:language="en" fo:country="US"/>
    </style:style>
    <style:style style:name="T258" style:parent-style-name="Основнойшрифтабзаца" style:family="text">
      <style:text-properties fo:font-size="12pt" style:font-size-asian="12pt" style:font-size-complex="12pt"/>
    </style:style>
    <style:style style:name="T259" style:parent-style-name="Основнойшрифтабзаца" style:family="text">
      <style:text-properties style:text-position="-25% 100%" fo:font-size="12pt" style:font-size-asian="12pt" style:font-size-complex="12pt"/>
    </style:style>
    <style:style style:name="T260" style:parent-style-name="Основнойшрифтабзаца" style:family="text">
      <style:text-properties fo:font-size="12pt" style:font-size-asian="12pt" style:font-size-complex="12pt"/>
    </style:style>
    <style:style style:name="P261" style:parent-style-name="Основнойтекст" style:family="paragraph">
      <style:paragraph-properties fo:text-align="justify" fo:margin-bottom="0in"/>
    </style:style>
    <style:style style:name="T262" style:parent-style-name="Основнойшрифтабзаца" style:family="text">
      <style:text-properties fo:language="en" fo:country="US"/>
    </style:style>
    <style:style style:name="T263" style:parent-style-name="Основнойшрифтабзаца" style:family="text">
      <style:text-properties fo:language="en" fo:country="US"/>
    </style:style>
    <style:style style:name="T264" style:parent-style-name="Основнойшрифтабзаца" style:family="text">
      <style:text-properties fo:language="en" fo:country="US"/>
    </style:style>
    <style:style style:name="T265" style:parent-style-name="Основнойшрифтабзаца" style:family="text">
      <style:text-properties fo:language="en" fo:country="US"/>
    </style:style>
    <style:style style:name="P266" style:parent-style-name="Обычный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267" style:parent-style-name="Обычный" style:family="paragraph">
      <style:paragraph-properties fo:text-align="justify" fo:margin-bottom="0in" fo:line-height="100%"/>
    </style:style>
    <style:style style:name="T268" style:parent-style-name="Основнойшрифтабзаца" style:family="text">
      <style:text-properties style:font-name="Times New Roman" fo:font-weight="bold" style:font-weight-asian="bold" fo:font-size="12pt" style:font-size-asian="12pt" style:font-size-complex="12pt"/>
    </style:style>
    <style:style style:name="T269" style:parent-style-name="Основнойшрифтабзаца" style:family="text">
      <style:text-properties style:font-name="Times New Roman" fo:font-weight="bold" style:font-weight-asian="bold" fo:font-size="12pt" style:font-size-asian="12pt" style:font-size-complex="12pt"/>
    </style:style>
    <style:style style:name="T27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71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272" style:parent-style-name="Обычный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273" style:parent-style-name="Обычный" style:family="paragraph">
      <style:paragraph-properties fo:text-align="center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P274" style:parent-style-name="Обычный" style:family="paragraph">
      <style:paragraph-properties fo:text-align="center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P275" style:parent-style-name="Обычный" style:family="paragraph">
      <style:paragraph-properties fo:text-align="center" fo:margin-bottom="0in" fo:line-height="100%"/>
      <style:text-properties style:font-name="Times New Roman" fo:font-weight="bold" style:font-weight-asian="bold" fo:font-size="12pt" style:font-size-asian="12pt" style:font-size-complex="12pt"/>
    </style:style>
    <style:style style:name="P276" style:parent-style-name="Лекция" style:family="paragraph">
      <style:paragraph-properties fo:margin-top="0in" fo:text-indent="0in"/>
    </style:style>
    <style:style style:name="T277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278" style:parent-style-name="Основнойшрифтабзаца" style:family="text">
      <style:text-properties fo:font-size="12pt" style:font-size-asian="12pt" style:font-size-complex="12pt"/>
    </style:style>
    <style:style style:name="T279" style:parent-style-name="Основнойшрифтабзаца" style:family="text">
      <style:text-properties fo:font-size="12pt" style:font-size-asian="12pt" style:font-size-complex="12pt"/>
    </style:style>
    <style:style style:name="P280" style:parent-style-name="Основнойтекст" style:family="paragraph">
      <style:paragraph-properties fo:text-align="justify" fo:margin-bottom="0in"/>
    </style:style>
    <style:style style:name="P281" style:parent-style-name="Основнойтекст" style:family="paragraph">
      <style:paragraph-properties fo:text-align="justify" fo:margin-bottom="0in"/>
    </style:style>
    <style:style style:name="P282" style:parent-style-name="Основнойтекст" style:family="paragraph">
      <style:paragraph-properties fo:text-align="justify" fo:margin-bottom="0in"/>
    </style:style>
    <style:style style:name="P283" style:parent-style-name="Основнойтекст" style:family="paragraph">
      <style:paragraph-properties fo:text-align="justify" fo:margin-bottom="0in"/>
    </style:style>
    <style:style style:name="T284" style:parent-style-name="Основнойшрифтабзаца" style:family="text">
      <style:text-properties fo:language="en" fo:country="US"/>
    </style:style>
    <style:style style:name="P285" style:parent-style-name="Обычный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286" style:parent-style-name="Лекция" style:family="paragraph">
      <style:paragraph-properties fo:margin-top="0in" fo:text-indent="0in"/>
    </style:style>
    <style:style style:name="T287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288" style:parent-style-name="Основнойшрифтабзаца" style:family="text">
      <style:text-properties fo:font-size="12pt" style:font-size-asian="12pt" style:font-size-complex="12pt"/>
    </style:style>
    <style:style style:name="T289" style:parent-style-name="Основнойшрифтабзаца" style:family="text">
      <style:text-properties fo:font-size="12pt" style:font-size-asian="12pt" style:font-size-complex="12pt"/>
    </style:style>
    <style:style style:name="P290" style:parent-style-name="Основнойтекст" style:family="paragraph">
      <style:paragraph-properties fo:text-align="justify" fo:margin-bottom="0in"/>
    </style:style>
    <style:style style:name="P291" style:parent-style-name="Основнойтекст" style:family="paragraph">
      <style:paragraph-properties fo:text-align="justify" fo:margin-bottom="0in"/>
    </style:style>
    <style:style style:name="P292" style:parent-style-name="Основнойтекст" style:family="paragraph">
      <style:paragraph-properties fo:text-align="justify" fo:margin-bottom="0in"/>
    </style:style>
    <style:style style:name="P293" style:parent-style-name="Основнойтекст" style:family="paragraph">
      <style:paragraph-properties fo:text-align="justify" fo:margin-bottom="0in"/>
    </style:style>
    <style:style style:name="P294" style:parent-style-name="Обычный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295" style:parent-style-name="Лекция" style:family="paragraph">
      <style:paragraph-properties fo:margin-top="0in" fo:text-indent="0in"/>
    </style:style>
    <style:style style:name="T296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297" style:parent-style-name="Основнойшрифтабзаца" style:family="text">
      <style:text-properties fo:font-size="12pt" style:font-size-asian="12pt" style:font-size-complex="12pt"/>
    </style:style>
    <style:style style:name="T298" style:parent-style-name="Основнойшрифтабзаца" style:family="text">
      <style:text-properties fo:font-size="12pt" style:font-size-asian="12pt" style:font-size-complex="12pt"/>
    </style:style>
    <style:style style:name="P299" style:parent-style-name="Основнойтекст" style:family="paragraph">
      <style:paragraph-properties fo:text-align="justify" fo:margin-bottom="0in"/>
    </style:style>
    <style:style style:name="T300" style:parent-style-name="Основнойшрифтабзаца" style:family="text">
      <style:text-properties fo:language="en" fo:country="US"/>
    </style:style>
    <style:style style:name="P301" style:parent-style-name="Основнойтекст" style:family="paragraph">
      <style:paragraph-properties fo:text-align="justify" fo:margin-bottom="0in"/>
    </style:style>
    <style:style style:name="P302" style:parent-style-name="Основнойтекст" style:family="paragraph">
      <style:paragraph-properties fo:text-align="justify" fo:margin-bottom="0in"/>
    </style:style>
    <style:style style:name="P303" style:parent-style-name="Основнойтекст" style:family="paragraph">
      <style:paragraph-properties fo:text-align="justify" fo:margin-bottom="0in"/>
    </style:style>
    <style:style style:name="P304" style:parent-style-name="Обычный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305" style:parent-style-name="Лекция" style:family="paragraph">
      <style:paragraph-properties fo:margin-top="0in" fo:text-indent="0in"/>
    </style:style>
    <style:style style:name="T306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307" style:parent-style-name="Основнойшрифтабзаца" style:family="text">
      <style:text-properties fo:font-size="12pt" style:font-size-asian="12pt" style:font-size-complex="12pt"/>
    </style:style>
    <style:style style:name="P308" style:parent-style-name="Основнойтекст" style:family="paragraph">
      <style:paragraph-properties fo:text-align="justify" fo:margin-bottom="0in"/>
    </style:style>
    <style:style style:name="P309" style:parent-style-name="Основнойтекст" style:family="paragraph">
      <style:paragraph-properties fo:text-align="justify" fo:margin-bottom="0in"/>
    </style:style>
    <style:style style:name="P310" style:parent-style-name="Основнойтекст" style:family="paragraph">
      <style:paragraph-properties fo:text-align="justify" fo:margin-bottom="0in"/>
    </style:style>
    <style:style style:name="P311" style:parent-style-name="Основнойтекст" style:family="paragraph">
      <style:paragraph-properties fo:text-align="justify" fo:margin-bottom="0in"/>
    </style:style>
    <style:style style:name="P31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ize="12pt" style:font-size-asian="12pt" style:font-size-complex="12pt"/>
    </style:style>
    <style:style style:name="P313" style:parent-style-name="Лекция" style:family="paragraph">
      <style:paragraph-properties fo:margin-top="0in" fo:text-indent="0in"/>
    </style:style>
    <style:style style:name="T314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315" style:parent-style-name="Основнойшрифтабзаца" style:family="text">
      <style:text-properties fo:font-size="12pt" style:font-size-asian="12pt" style:font-size-complex="12pt"/>
    </style:style>
    <style:style style:name="T316" style:parent-style-name="Основнойшрифтабзаца" style:family="text">
      <style:text-properties fo:font-size="12pt" style:font-size-asian="12pt" style:font-size-complex="12pt"/>
    </style:style>
    <style:style style:name="P317" style:parent-style-name="Основнойтекст" style:family="paragraph">
      <style:paragraph-properties fo:text-align="justify" fo:margin-bottom="0in"/>
    </style:style>
    <style:style style:name="P318" style:parent-style-name="Основнойтекст" style:family="paragraph">
      <style:paragraph-properties fo:text-align="justify" fo:margin-bottom="0in"/>
    </style:style>
    <style:style style:name="P319" style:parent-style-name="Основнойтекст" style:family="paragraph">
      <style:paragraph-properties fo:text-align="justify" fo:margin-bottom="0in"/>
    </style:style>
    <style:style style:name="P320" style:parent-style-name="Основнойтекст" style:family="paragraph">
      <style:paragraph-properties fo:text-align="justify" fo:margin-bottom="0in"/>
    </style:style>
    <style:style style:name="P321" style:parent-style-name="Обычный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322" style:parent-style-name="Лекция" style:family="paragraph">
      <style:paragraph-properties fo:margin-top="0in" fo:text-indent="0in"/>
    </style:style>
    <style:style style:name="T323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324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325" style:parent-style-name="Основнойшрифтабзаца" style:family="text">
      <style:text-properties fo:font-size="12pt" style:font-size-asian="12pt" style:font-size-complex="12pt"/>
    </style:style>
    <style:style style:name="T326" style:parent-style-name="Основнойшрифтабзаца" style:family="text">
      <style:text-properties fo:font-size="12pt" style:font-size-asian="12pt" style:font-size-complex="12pt"/>
    </style:style>
    <style:style style:name="P327" style:parent-style-name="Обычный" style:family="paragraph">
      <style:paragraph-properties fo:text-align="justify" fo:margin-bottom="0in" fo:line-height="100%"/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328" style:parent-style-name="Обычный" style:family="paragraph">
      <style:paragraph-properties fo:text-align="justify" fo:margin-bottom="0in" fo:line-height="100%"/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329" style:parent-style-name="Обычный" style:family="paragraph">
      <style:paragraph-properties fo:text-align="justify" fo:margin-bottom="0in" fo:line-height="100%"/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330" style:parent-style-name="Обычный" style:family="paragraph">
      <style:paragraph-properties fo:text-align="justify" fo:margin-bottom="0in" fo:line-height="100%"/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331" style:parent-style-name="Обычный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332" style:parent-style-name="Лекция" style:family="paragraph">
      <style:paragraph-properties fo:margin-top="0in" fo:text-indent="0in"/>
    </style:style>
    <style:style style:name="T333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334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335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336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337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338" style:parent-style-name="Основнойшрифтабзаца" style:family="text">
      <style:text-properties fo:font-size="12pt" style:font-size-asian="12pt" style:font-size-complex="12pt"/>
    </style:style>
    <style:style style:name="T339" style:parent-style-name="Основнойшрифтабзаца" style:family="text">
      <style:text-properties fo:font-size="12pt" style:font-size-asian="12pt" style:font-size-complex="12pt"/>
    </style:style>
    <style:style style:name="P340" style:parent-style-name="Основнойтекст" style:family="paragraph">
      <style:paragraph-properties fo:text-align="justify" fo:margin-bottom="0in"/>
    </style:style>
    <style:style style:name="P341" style:parent-style-name="Основнойтекст" style:family="paragraph">
      <style:paragraph-properties fo:text-align="justify" fo:margin-bottom="0in"/>
    </style:style>
    <style:style style:name="P342" style:parent-style-name="Основнойтекст" style:family="paragraph">
      <style:paragraph-properties fo:text-align="justify" fo:margin-bottom="0in"/>
    </style:style>
    <style:style style:name="P343" style:parent-style-name="Основнойтекст" style:family="paragraph">
      <style:paragraph-properties fo:text-align="justify" fo:margin-bottom="0in"/>
    </style:style>
    <style:style style:name="T344" style:parent-style-name="Основнойшрифтабзаца" style:family="text">
      <style:text-properties fo:language="en" fo:country="US"/>
    </style:style>
    <style:style style:name="P345" style:parent-style-name="Обычный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346" style:parent-style-name="Основнойтекст" style:family="paragraph">
      <style:paragraph-properties fo:text-align="justify" fo:margin-bottom="0in"/>
    </style:style>
    <style:style style:name="T347" style:parent-style-name="Основнойшрифтабзаца" style:family="text">
      <style:text-properties fo:font-weight="bold" style:font-weight-asian="bold"/>
    </style:style>
    <style:style style:name="P348" style:parent-style-name="Основнойтекст" style:family="paragraph">
      <style:paragraph-properties fo:text-align="justify" fo:margin-bottom="0in"/>
    </style:style>
    <style:style style:name="P349" style:parent-style-name="Обычный" style:family="paragraph">
      <style:paragraph-properties fo:text-align="center" fo:margin-bottom="0in" fo:line-height="100%"/>
      <style:text-properties style:font-name="Times New Roman" fo:font-weight="bold" style:font-weight-asian="bold" fo:font-size="12pt" style:font-size-asian="12pt" style:font-size-complex="12pt"/>
    </style:style>
    <style:style style:name="P350" style:parent-style-name="Лекция" style:family="paragraph">
      <style:paragraph-properties fo:margin-top="0in" fo:text-indent="0in"/>
    </style:style>
    <style:style style:name="T351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352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353" style:parent-style-name="Основнойшрифтабзаца" style:family="text">
      <style:text-properties fo:font-size="12pt" style:font-size-asian="12pt" style:font-size-complex="12pt"/>
    </style:style>
    <style:style style:name="T354" style:parent-style-name="Основнойшрифтабзаца" style:family="text">
      <style:text-properties fo:font-size="12pt" style:font-size-asian="12pt" style:font-size-complex="12pt"/>
    </style:style>
    <style:style style:name="P355" style:parent-style-name="Основнойтекст" style:family="paragraph">
      <style:paragraph-properties fo:text-align="justify" fo:margin-bottom="0in"/>
    </style:style>
    <style:style style:name="T356" style:parent-style-name="Основнойшрифтабзаца" style:family="text">
      <style:text-properties style:text-position="-150% 100%"/>
    </style:style>
    <style:style style:name="T357" style:parent-style-name="Основнойшрифтабзаца" style:family="text">
      <style:text-properties style:text-position="-166.6% 100%"/>
    </style:style>
    <style:style style:name="P358" style:parent-style-name="Основнойтекст" style:family="paragraph">
      <style:paragraph-properties fo:text-align="justify" fo:margin-bottom="0in"/>
    </style:style>
    <style:style style:name="P359" style:parent-style-name="Основнойтекст" style:family="paragraph">
      <style:paragraph-properties fo:text-align="justify" fo:margin-bottom="0in"/>
    </style:style>
    <style:style style:name="T360" style:parent-style-name="Основнойшрифтабзаца" style:family="text">
      <style:text-properties fo:language="en" fo:country="US"/>
    </style:style>
    <style:style style:name="T361" style:parent-style-name="Основнойшрифтабзаца" style:family="text">
      <style:text-properties fo:language="en" fo:country="US"/>
    </style:style>
    <style:style style:name="T362" style:parent-style-name="Основнойшрифтабзаца" style:family="text">
      <style:text-properties fo:language="en" fo:country="US"/>
    </style:style>
    <style:style style:name="T363" style:parent-style-name="Основнойшрифтабзаца" style:family="text">
      <style:text-properties fo:language="en" fo:country="US"/>
    </style:style>
    <style:style style:name="T364" style:parent-style-name="Основнойшрифтабзаца" style:family="text">
      <style:text-properties fo:language="en" fo:country="US"/>
    </style:style>
    <style:style style:name="P365" style:parent-style-name="Основнойтекст" style:family="paragraph">
      <style:paragraph-properties fo:text-align="justify" fo:margin-bottom="0in"/>
    </style:style>
    <style:style style:name="P366" style:parent-style-name="Основнойтекст" style:family="paragraph">
      <style:paragraph-properties fo:text-align="justify" fo:margin-bottom="0in"/>
    </style:style>
    <style:style style:name="P367" style:parent-style-name="Лекция" style:family="paragraph">
      <style:paragraph-properties fo:margin-top="0in" fo:text-indent="0in"/>
    </style:style>
    <style:style style:name="T368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369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370" style:parent-style-name="Основнойшрифтабзаца" style:family="text">
      <style:text-properties fo:font-size="12pt" style:font-size-asian="12pt" style:font-size-complex="12pt"/>
    </style:style>
    <style:style style:name="T371" style:parent-style-name="Основнойшрифтабзаца" style:family="text">
      <style:text-properties fo:font-size="12pt" style:font-size-asian="12pt" style:font-size-complex="12pt"/>
    </style:style>
    <style:style style:name="P372" style:parent-style-name="Основнойтекст" style:family="paragraph">
      <style:paragraph-properties fo:text-align="justify" fo:margin-bottom="0in"/>
    </style:style>
    <style:style style:name="P373" style:parent-style-name="Основнойтекст" style:family="paragraph">
      <style:paragraph-properties fo:text-align="justify" fo:margin-bottom="0in"/>
    </style:style>
    <style:style style:name="T374" style:parent-style-name="Основнойшрифтабзаца" style:family="text">
      <style:text-properties style:text-position="-125% 100%"/>
    </style:style>
    <style:style style:name="P375" style:parent-style-name="Основнойтекст" style:family="paragraph">
      <style:paragraph-properties fo:text-align="justify" fo:margin-bottom="0in"/>
    </style:style>
    <style:style style:name="P376" style:parent-style-name="Основнойтекст" style:family="paragraph">
      <style:paragraph-properties fo:text-align="justify" fo:margin-bottom="0in"/>
    </style:style>
    <style:style style:name="P377" style:parent-style-name="Основнойтекст" style:family="paragraph">
      <style:paragraph-properties fo:text-align="justify" fo:margin-bottom="0in"/>
    </style:style>
    <style:style style:name="P378" style:parent-style-name="Обычный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379" style:parent-style-name="Лекция" style:family="paragraph">
      <style:paragraph-properties fo:margin-top="0in" fo:text-indent="0in"/>
    </style:style>
    <style:style style:name="T380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381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382" style:parent-style-name="Основнойшрифтабзаца" style:family="text">
      <style:text-properties fo:font-size="12pt" style:font-size-asian="12pt" style:font-size-complex="12pt"/>
    </style:style>
    <style:style style:name="T383" style:parent-style-name="Основнойшрифтабзаца" style:family="text">
      <style:text-properties fo:font-size="12pt" style:font-size-asian="12pt" style:font-size-complex="12pt"/>
    </style:style>
    <style:style style:name="P384" style:parent-style-name="Основнойтекст" style:family="paragraph">
      <style:paragraph-properties fo:text-align="justify" fo:margin-bottom="0in"/>
    </style:style>
    <style:style style:name="P385" style:parent-style-name="Основнойтекст" style:family="paragraph">
      <style:paragraph-properties fo:text-align="justify" fo:margin-bottom="0in"/>
    </style:style>
    <style:style style:name="P386" style:parent-style-name="Основнойтекст" style:family="paragraph">
      <style:paragraph-properties fo:text-align="justify" fo:margin-bottom="0in"/>
    </style:style>
    <style:style style:name="T387" style:parent-style-name="Основнойшрифтабзаца" style:family="text">
      <style:text-properties fo:language="en" fo:country="US"/>
    </style:style>
    <style:style style:name="P388" style:parent-style-name="Основнойтекст" style:family="paragraph">
      <style:paragraph-properties fo:text-align="justify" fo:margin-bottom="0in"/>
    </style:style>
    <style:style style:name="P389" style:parent-style-name="Обычный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390" style:parent-style-name="Лекция" style:family="paragraph">
      <style:paragraph-properties fo:margin-top="0in" fo:text-indent="0in"/>
    </style:style>
    <style:style style:name="T391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392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393" style:parent-style-name="Основнойшрифтабзаца" style:family="text">
      <style:text-properties fo:font-size="12pt" style:font-size-asian="12pt" style:font-size-complex="12pt"/>
    </style:style>
    <style:style style:name="T394" style:parent-style-name="Основнойшрифтабзаца" style:family="text">
      <style:text-properties fo:font-size="12pt" style:font-size-asian="12pt" style:font-size-complex="12pt"/>
    </style:style>
    <style:style style:name="P395" style:parent-style-name="Основнойтекст" style:family="paragraph">
      <style:paragraph-properties fo:text-align="justify" fo:margin-bottom="0in"/>
    </style:style>
    <style:style style:name="P396" style:parent-style-name="Основнойтекст" style:family="paragraph">
      <style:paragraph-properties fo:text-align="justify" fo:margin-bottom="0in"/>
    </style:style>
    <style:style style:name="P397" style:parent-style-name="Основнойтекст" style:family="paragraph">
      <style:paragraph-properties fo:text-align="justify" fo:margin-bottom="0in"/>
    </style:style>
    <style:style style:name="P398" style:parent-style-name="Основнойтекст" style:family="paragraph">
      <style:paragraph-properties fo:text-align="justify" fo:margin-bottom="0in"/>
    </style:style>
    <style:style style:name="P39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ize="12pt" style:font-size-asian="12pt" style:font-size-complex="12pt"/>
    </style:style>
    <style:style style:name="P400" style:parent-style-name="Обычный" style:family="paragraph">
      <style:paragraph-properties fo:text-align="justify" fo:margin-bottom="0in" fo:line-height="100%"/>
    </style:style>
    <style:style style:name="T401" style:parent-style-name="Основнойшрифтабзаца" style:family="text">
      <style:text-properties style:font-name="Times New Roman" fo:font-weight="bold" style:font-weight-asian="bold" fo:font-size="12pt" style:font-size-asian="12pt" style:font-size-complex="12pt"/>
    </style:style>
    <style:style style:name="T402" style:parent-style-name="Основнойшрифтабзаца" style:family="text">
      <style:text-properties style:font-name="Times New Roman" fo:font-weight="bold" style:font-weight-asian="bold" fo:font-size="12pt" style:font-size-asian="12pt" style:font-size-complex="12pt"/>
    </style:style>
    <style:style style:name="T40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40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40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406" style:parent-style-name="Обычный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407" style:parent-style-name="Обычный" style:family="paragraph">
      <style:paragraph-properties fo:text-align="center" fo:margin-bottom="0in" fo:line-height="100%"/>
      <style:text-properties style:font-name="Times New Roman" fo:font-weight="bold" style:font-weight-asian="bold" fo:font-size="12pt" style:font-size-asian="12pt" style:font-size-complex="12pt"/>
    </style:style>
    <style:style style:name="P408" style:parent-style-name="Обычный" style:family="paragraph">
      <style:paragraph-properties fo:margin-bottom="0in" fo:line-height="100%"/>
      <style:text-properties style:font-name="Times New Roman" fo:font-weight="bold" style:font-weight-asian="bold" fo:font-size="12pt" style:font-size-asian="12pt" style:font-size-complex="12pt"/>
    </style:style>
    <style:style style:name="P409" style:parent-style-name="Обычный" style:family="paragraph">
      <style:paragraph-properties fo:margin-bottom="0in" fo:line-height="100%"/>
    </style:style>
    <style:style style:name="T410" style:parent-style-name="Основнойшрифтабзаца" style:family="text">
      <style:text-properties style:font-name="Times New Roman" fo:font-size="12pt" style:font-size-asian="12pt" style:font-size-complex="12pt"/>
    </style:style>
    <style:style style:family="graphic" style:name="a1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fo:clip="rect(0in 0in 0in 0in)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Линейная алгебра и функции нескольких переменных</text:p>
      <text:p text:style-name="P2"/>
      <text:p text:style-name="P3">для студентов 1 курса 2 семестра на<text:s/>2012/13 учебный год</text:p>
      <text:p text:style-name="P4">кроме специальностей факультетов <text:s/>ГУИМЦ, ИУ9, РК-6, ФН2, АКФ3, Юр</text:p>
      <text:p text:style-name="P5"><text:bookmark-start text:name="_GoBack"/><text:bookmark-end text:name="_GoBack"/></text:p>
      <text:p text:style-name="P6">Литература</text:p>
      <text:p text:style-name="P7"/>
      <text:p text:style-name="P8">Основная литература (ОЛ)</text:p>
      <text:list text:style-name="LFO8" text:continue-numbering="true">
        <text:list-item>
          <text:p text:style-name="P9"><text:bookmark-start text:name="_Ref180140351"/><text:bookmark-start text:name="_Ref179950537"/><text:span text:style-name="T10">Канатников А.Н., Крищенко А.П. Линейная алгебра: Учеб. для вузов / Под ред.<text:s/></text:span><text:span text:style-name="T11">B</text:span><text:span text:style-name="T12">.</text:span><text:span text:style-name="T13">C</text:span><text:span text:style-name="T14">. Зарубина, А.П. Крищенко. – М.: Изд-во МГТУ им. Н.Э. Баумана, 2006. – 336 с. (Сер. Математика в техническом университете, вып. </text:span><text:span text:style-name="T15">IV</text:span><text:span text:style-name="T16">).</text:span><text:bookmark-end text:name="_Ref180140351"/></text:p>
        </text:list-item>
        <text:list-item>
          <text:p text:style-name="P17"><text:bookmark-start text:name="_Ref180143937"/><text:span text:style-name="T18">Канатников А.Н., Крищенко А.П., Четвериков В.Н. Дифференциальное исчисление функций многих переменных: Учеб. для вузов / Под ред.<text:s/></text:span><text:span text:style-name="T19">B</text:span><text:span text:style-name="T20">.</text:span><text:span text:style-name="T21">C</text:span><text:span text:style-name="T22">. Зарубина, А.П. Крищенко. – М.: Изд-во МГТУ им. Н.Э. Баумана, 2003. – 456 с. (Сер. Математика в техническом университете, вып. </text:span><text:span text:style-name="T23">V</text:span><text:span text:style-name="T24">).</text:span><text:bookmark-end text:name="_Ref180143937"/></text:p>
        </text:list-item>
        <text:list-item>
          <text:p text:style-name="P25"><text:bookmark-start text:name="_Ref180140405"/>Ильин В.А., Позняк Э.Г. Линейная алгебра. – М.: Физматлит, 2005.<text:bookmark-end text:name="_Ref180140405"/></text:p>
        </text:list-item>
        <text:list-item>
          <text:p text:style-name="P26"><text:bookmark-start text:name="_Ref179951019"/><text:bookmark-start text:name="_Ref180140524"/>Пискунов Н.С. Дифференциальное и интегральное исчисления для втузов. Т. 1. – М.: Интеграл-Пресс, 2006. – 416 с.<text:bookmark-end text:name="_Ref179951019"/></text:p>
        </text:list-item>
        <text:list-item>
          <text:p text:style-name="P27"><text:bookmark-start text:name="_Ref180650751"/><text:bookmark-end text:name="_Ref180140524"/>Бугров Я.С., Никольский С.М. Высшая математика. Т. 2. Дифференциальное и интегральное исчисление. – М.: Дрофа, 2003. – 512 с.<text:bookmark-end text:name="_Ref180650751"/></text:p>
        </text:list-item>
        <text:list-item>
          <text:p text:style-name="P28"><text:bookmark-start text:name="_Ref179950697"/><text:bookmark-start text:name="_Ref180140595"/><text:span text:style-name="T29">Сборник задач по математике для втузов. Ч. 1. Линейная алгебра и основы математического анализа: Учеб. пособие для втузов / Под ред. А.В. Ефимова, Б.П. Демидовича.</text:span><text:span text:style-name="T30"> </text:span><text:span text:style-name="T31">– М.: Наука, 1993.</text:span><text:bookmark-end text:name="_Ref179950697"/><text:span text:style-name="T32"><text:s/>– 478 с.</text:span><text:bookmark-end text:name="_Ref180140595"/></text:p>
        </text:list-item>
        <text:list-item>
          <text:p text:style-name="P33"><text:bookmark-start text:name="_Ref180147603"/><text:bookmark-start text:name="_Ref180140671"/><text:span text:style-name="T34">Сборник задач по математике для втузов. Ч. 2. Специальные разделы математического анализа: Учеб. пособие для втузов / Под ред. А.В. Ефимова, Б.П. Демидовича.</text:span><text:span text:style-name="T35"> </text:span><text:span text:style-name="T36">– М.: Наука, 1986. – 368 с.</text:span><text:bookmark-end text:name="_Ref180147603"/></text:p>
        </text:list-item>
        <text:list-item>
          <text:p text:style-name="P37"><text:bookmark-start text:name="_Ref180147473"/>Задачи и упражнения по математическому анализу для втузов / Под ред. Б.П. Демидовича. – М.: Астрель 2005. – 416 с.<text:bookmark-end text:name="_Ref180140671"/><text:bookmark-end text:name="_Ref180147473"/></text:p>
        </text:list-item>
      </text:list>
      <text:p text:style-name="P38"/>
      <text:h text:style-name="P39" text:outline-level="3"><text:bookmark-end text:name="_Ref179950537"/>Дополнительная литература (ДЛ)</text:h>
      <text:list text:style-name="LFO9" text:continue-numbering="true">
        <text:list-item>
          <text:p text:style-name="P40">Беклемишев Д.В. Курс аналитической геометрии и линейной алгебры. – М.: Физматлит, 2007. – 307 с.</text:p>
        </text:list-item>
        <text:list-item>
          <text:p text:style-name="P41"><text:span text:style-name="T42">Кудрявцев Л.Д. Курс математического анализа. Т.</text:span><text:span text:style-name="T43"> </text:span><text:span text:style-name="T44">2. – М.: Высш. шк., 1981. – 584 с.</text:span></text:p>
        </text:list-item>
        <text:list-item>
          <text:p text:style-name="P45">Сборник задач по линейной алгебре / Под ред. С.К. Соболева. – М.: МГТУ, 1991. –154 с.</text:p>
        </text:list-item>
        <text:list-item>
          <text:p text:style-name="P46"><text:span text:style-name="T47">Вся высшая математика: Учебник для втузов: В 6</text:span><text:span text:style-name="T48"> </text:span><text:span text:style-name="T49">т. / Краснов М.Л., Киселев А.И., Макаренко и др. – Т. 1. – М.: Эдиториал УРСС, 2000. – 327 с.</text:span></text:p>
        </text:list-item>
        <text:list-item>
          <text:p text:style-name="P50"><text:span text:style-name="T51">Вся высшая математика: Учебник для втузов: В 6</text:span><text:span text:style-name="T52"> </text:span><text:span text:style-name="T53">т. / Краснов М.Л., Киселев А.И., Макаренко Г.И. и др. – Т. 2. – М.: Эдиториал УРСС, 2000. – 184 с.</text:span></text:p>
        </text:list-item>
        <text:list-item>
          <text:p text:style-name="P54">Беклемишева Л.А., Петрович А.Ю., Чубаров И.А. Сборник задач по аналитической геометрии и линейной <text:s/>алгебре. Под ред. Д.В. Беклемишева. – М.: Наука, 1987. – 496 с.</text:p>
        </text:list-item>
      </text:list>
      <text:p text:style-name="P55">Методические пособия, изданные в МГТУ (МП)</text:p>
      <text:list text:style-name="LFO10" text:continue-numbering="true">
        <text:list-item>
          <text:p text:style-name="P56"><text:span text:style-name="T57">Крищенко А.П. Линейные пространства. Линейные операторы: Учеб. пособие. – М.: МГТУ, 1988. – 49</text:span><text:span text:style-name="T58"> </text:span><text:span text:style-name="T59">с.</text:span></text:p>
        </text:list-item>
        <text:list-item>
          <text:p text:style-name="P60"><text:s/>Гришина Г.В., Козлов М.Е., Пашовкин Е.М., Подобряев В.Н. Методические указания к самостоятельной работе студентов по разделам “Математический анализ” и ”Линейная алгебра”, под ред. Гришиной Г.В. Учеб. пособие. – М.: МГТУ, 1990.–38 с.</text:p>
        </text:list-item>
        <text:list-item>
          <text:p text:style-name="P61">Ильичев А.Т., Крапоткин В.Г., Савин А.С. Линейные операторы. Методические указания к выполнению типового расчета. – М.: МГТУ, 2003. – 36 с.<text:s/></text:p>
        </text:list-item>
        <text:list-item>
          <text:p text:style-name="P62"><text:span text:style-name="T63">Пугачев О.В., Стась Г.П, Чередниченко А.В. Квадратичные формы и их геометрические приложения. Методические указания к выполнению типового расчета. – М.: МГТУ, 2004. – 59</text:span><text:span text:style-name="T64"> </text:span><text:span text:style-name="T65">с.</text:span></text:p>
        </text:list-item>
        <text:list-item>
          <text:p text:style-name="P66"><text:span text:style-name="T67">Гришина Г.В., Демин А.И., Михайлова О.В. Функции многих переменных. Методические указания к выполнению домашнего задания. – М.: МГТУ, 2003. – 44</text:span><text:span text:style-name="T68"> </text:span><text:span text:style-name="T69">с.</text:span></text:p>
        </text:list-item>
        <text:list-item>
          <text:p text:style-name="P70"><text:span text:style-name="T71">Богомолов В.Г., Матвеев М.В., Филиновский А.В. Дифференциальное исчисление функций нескольких переменных. – М.: МГТУ, 1993. – 52</text:span><text:span text:style-name="T72"> </text:span><text:span text:style-name="T73">с.</text:span></text:p>
        </text:list-item>
        <text:list-item>
          <text:p text:style-name="P74"><text:span text:style-name="T75">Богомолов В.Г., Матвеев М.В., Филиновский А.В. Прикладные задачи дифференциального исчисления функций нескольких переменных. – М.: МГТУ, 1993. – 56</text:span><text:span text:style-name="T76"> </text:span><text:span text:style-name="T77">с.</text:span></text:p>
        </text:list-item>
        <text:list-item>
          <text:p text:style-name="P78"><text:span text:style-name="T79">Дерябина Г.С., Чуев В.Ю. Вектор-функция нескольких переменных. – М: МГТУ, 2002, – 26</text:span><text:span text:style-name="T80"> </text:span><text:span text:style-name="T81">с.</text:span></text:p>
        </text:list-item>
        <text:list-item>
          <text:p text:style-name="P82">Гласко А.В., Покровский И.Л., Станцо В.В. Системы линейных алгебраических уравнений – М, МГТУ им. Баумана, 2004. <text:s/></text:p>
        </text:list-item>
        <text:list-item>
          <text:p text:style-name="P83">Сидняев Н.И.. Феоктистов В.В. Линейные и евклидовы пространства. – М,: МГТУ им. Баумана, 2008.<text:s/></text:p>
        </text:list-item>
        <text:list-item>
          <text:p text:style-name="P84">Павельева Е.Б., Томашпольский В.Я. Линейная алгебра. Методические указания к выполнению типового расчета (ЭУИ). – М.: МГТУ им. Баумана, 2010.</text:p>
        </text:list-item>
        <text:list-item>
          <text:p text:style-name="P85">Феоктистов В.В., Сидняев Н.И. Линейные и евклидовы пространства. Методические указания к выполнению домашнего задания. ─ М.:МГТУ, 2008, -71 с.</text:p>
        </text:list-item>
      </text:list>
      <text:p text:style-name="P86"/>
      <text:p text:style-name="P87">Лекции</text:p>
      <text:p text:style-name="P88"/>
      <text:p text:style-name="P89">Модуль 1.<text:s/>Линейная алгебра</text:p>
      <text:p text:style-name="P90"><text:span text:style-name="T91">Лекция 1.</text:span><text:span text:style-name="T92"><text:s/></text:span><text:span text:style-name="T93">Аксиомы и примеры линейных пространств. Линейно зависимые и линейно независимые векторы. Критерий линейной зависимости, его следствия. Определение базиса и размерности линейного пространства. Теорема о единственности разложения по базису. Координаты вектора. Линейные операции над векторами в базисе. Матрица перехода к новому базису. Преобразование координат вектора при переходе к новому базису.<text:s/></text:span></text:p>
      <text:p text:style-name="P94"><text:span text:style-name="T95">ОЛ-</text:span>1<text:span text:style-name="T96">, гл. 1, § 1.1–1.8; ОЛ-</text:span><text:span text:style-name="T97"><text:bookmark-ref text:ref-name="_Ref180140405" text:reference-format="text">3</text:bookmark-ref></text:span><text:span text:style-name="T98">, гл. 2, § 1, 2, 4.</text:span></text:p>
      <text:p text:style-name="P99"/>
      <text:p text:style-name="P100"><text:span text:style-name="T101">Лекция 2.</text:span><text:span text:style-name="T102"><text:s/></text:span><text:span text:style-name="T103">Подпространства линейного пространства. Ранг системы векторов, связь с рангом матрицы. Линейная оболочка. Примеры. Евклидово пространство, аксиомы и примеры. Норма вектора. Неравенство Коши-Буняковского и неравенство треугольника. Ортогональность векторов. Линейная независимость ортогональной системы ненулевых векторов. Ортонормированный базис евклидова пространства. Вычисление скалярного произведения и нормы вектора в ортонормированном базисе.<text:s/></text:span></text:p>
      <text:p text:style-name="P104">ОЛ-1, гл. 2, § 2.1, 2.4–2.6, гл. 3, § 3.1–3.7; ОЛ-3, гл. 2, § 3, гл. 4, § 1, 2.</text:p>
      <text:p text:style-name="P105"/>
      <text:p text:style-name="P106"><text:span text:style-name="T107">Лекция 3.</text:span><text:span text:style-name="T108"><text:s/></text:span><text:span text:style-name="T109">Теорема о существовании ортонормированного базиса и процесс ортогонализации Грама</text:span><text:span text:style-name="T110"> </text:span><text:span text:style-name="T111">- Шмидта (без док-ва). Линейные операторы и их матрицы (определение, примеры). Преобразование матрицы линейного оператора при переходе к новому базису, инвариантность ее определителя. Подобные матрицы. Действия над линейными операторами и соответствующие действия с их матрицами. Собственные векторы и собственные значения линейного оператора.</text:span></text:p>
      <text:p text:style-name="P112">ОЛ-1, гл. 3, §<text:span text:style-name="T113"> </text:span>3.8, гл. 4 §<text:span text:style-name="T114"> </text:span>4.1–4.5; ОЛ-3, гл. 5, §1, 2.</text:p>
      <text:p text:style-name="P115"/>
      <text:p text:style-name="P116"><text:span text:style-name="T117">Лекция 4.</text:span><text:s/><text:span text:style-name="T118">Характеристический многочлен линейного оператора, его независимость от базиса. След матрицы линейного оператора и его инвариантность. Характеристический многочлен и собственные значения матрицы. Свойство множества собственных векторов, отвечающих одному и тому же собственному значению. Алгебраическая и геометрическая<text:s/></text:span><text:soft-page-break/><text:span text:style-name="T119">кратности собственного значения, связь между ними (без док-ва). Теорема о линейной независимости собственных векторов, отвечающих различным собственным значениям. Существование базиса из собственных векторов в случае действительных и некратных корней характеристического уравнения. Матрица линейного оператора в базисе, состоящем из его собственных векторов.</text:span></text:p>
      <text:p text:style-name="P120">ОЛ-1, <text:s/>гл. 5 § 5.1–5.5, <text:s/>гл.<text:span text:style-name="T121"> </text:span>6, § 6.1, 6.2; ОЛ-3, гл.<text:span text:style-name="T122"> </text:span>5, § 3.</text:p>
      <text:p text:style-name="P123"/>
      <text:p text:style-name="P124"><text:span text:style-name="T125">Лекции 5-6.</text:span><text:span text:style-name="T126"><text:s/></text:span><text:span text:style-name="T127">Линейные операторы в евклидовых пространствах. Сопряженный и самосопряженный операторы, их матрицы в ортонормированном базисе. Свойства корней характеристического многочлена самосопряженного оператора: вещественность и равенство алгебраических и геометрических кратностей (без док-ва). Ортогональность собственных векторов самосопряженного оператора, отвечающих различным собственным значениям. Существование ортонормированного базиса из собственных векторов самосопряженного оператора (док-во для случая различных собственных значений). Ортогональные преобразования, ортогональные матрицы и их свойства. Диагонализация симметрической матрицы ортогональным преобразованием.</text:span></text:p>
      <text:p text:style-name="P128">ОЛ-1, гл.<text:span text:style-name="T129"> </text:span>6, § 6.3; ОЛ-3, гл.<text:span text:style-name="T130"> </text:span>5.</text:p>
      <text:p text:style-name="P131"/>
      <text:p text:style-name="P132"><text:span text:style-name="T133">Лекция 7</text:span><text:span text:style-name="T134">.</text:span><text:span text:style-name="T135"><text:s/></text:span><text:span text:style-name="T136">Квадратичные формы. Координатная и матричная формы записи. Преобразование матрицы квадратичной формы при переходе к новому базису. <text:s/>Ранг квадратичной формы, его независимость от выбора базиса. Знакоопределенные квадратичные формы. Критерий Сильвестра (без док-ва). Канонический вид квадратичной формы. Метод Лагранжа. Закон инерции квадратичных форм (без док-ва).</text:span></text:p>
      <text:p text:style-name="P137">ОЛ-1, гл.<text:span text:style-name="T138"> </text:span>8, § 8.1–8.3, 8.6; ОЛ-3, гл.<text:span text:style-name="T139"> </text:span>5, § 6.</text:p>
      <text:p text:style-name="P140"/>
      <text:p text:style-name="P141"><text:span text:style-name="T142">Лекция 8</text:span><text:span text:style-name="T143">.</text:span><text:span text:style-name="T144"><text:s/></text:span><text:span text:style-name="T145">Приведение квадратичной формы к каноническому виду ортогональным преобразованием. Приведение уравнений кривых и поверхностей второго порядка к каноническому виду с помощью ортогонального преобразования.</text:span></text:p>
      <text:p text:style-name="P146"><text:span text:style-name="T147">ОЛ-</text:span><text:span text:style-name="T148">1</text:span><text:span text:style-name="T149">, <text:s/>гл.</text:span><text:span text:style-name="T150"> </text:span><text:span text:style-name="T151">8, § 8.4, 8.5; <text:s/>гл.</text:span><text:span text:style-name="T152"> </text:span><text:span text:style-name="T153">9, § 9.1–9.3; ОЛ-</text:span><text:span text:style-name="T154">3</text:span><text:span text:style-name="T155">, гл.</text:span><text:span text:style-name="T156"> </text:span><text:span text:style-name="T157">5, § 6.</text:span></text:p>
      <text:p text:style-name="P158"/>
      <text:p text:style-name="P159">Модуль 2.<text:s/>Функции нескольких переменных</text:p>
      <text:p text:style-name="P160"><text:span text:style-name="T161">Лекция 9</text:span><text:span text:style-name="T162">.</text:span><text:span text:style-name="T163"><text:s text:c="2"/>Метрика и окрестности в<text:s/></text:span><text:span text:style-name="T164"><draw:frame draw:z-index="0" draw:id="id0" draw:style-name="a0" draw:name="Object 1" text:anchor-type="as-char" svg:x="0in" svg:y="0in" svg:width="0.21875in" svg:height="0.20833in" style:rel-width="scale" style:rel-height="scale"><draw:object-ole draw:class-id="0002CE03-0000-0000-C000-000000000046" xlink:href="Object 1" xlink:type="simple" xlink:show="embed" xlink:actuate="onLoad"/><draw:image xlink:href="ObjectReplacements/Object 1" xlink:type="simple" xlink:show="embed" xlink:actuate="onLoad"/><svg:desc/></draw:frame></text:span><text:span text:style-name="T165">. Открытые, замкнутые, ограниченные и связные множества в<text:s/></text:span><text:span text:style-name="T166"><draw:frame draw:z-index="0" draw:id="id1" draw:style-name="a1" draw:name="Object 2" text:anchor-type="as-char" svg:x="0in" svg:y="0in" svg:width="0.21875in" svg:height="0.20833in" style:rel-width="scale" style:rel-height="scale"><draw:object-ole draw:class-id="0002CE03-0000-0000-C000-000000000046" xlink:href="Object 2" xlink:type="simple" xlink:show="embed" xlink:actuate="onLoad"/><draw:image xlink:href="ObjectReplacements/Object 2" xlink:type="simple" xlink:show="embed" xlink:actuate="onLoad"/><svg:desc/></draw:frame></text:span><text:span text:style-name="T167">. Граница множества. Понятие области в<text:s/></text:span><text:span text:style-name="T168"><draw:frame draw:z-index="0" draw:id="id2" draw:style-name="a2" draw:name="Object 3" text:anchor-type="as-char" svg:x="0in" svg:y="0in" svg:width="0.21875in" svg:height="0.20833in" style:rel-width="scale" style:rel-height="scale"><draw:object-ole draw:class-id="0002CE03-0000-0000-C000-000000000046" xlink:href="Object 3" xlink:type="simple" xlink:show="embed" xlink:actuate="onLoad"/><draw:image xlink:href="ObjectReplacements/Object 3" xlink:type="simple" xlink:show="embed" xlink:actuate="onLoad"/><svg:desc/></draw:frame></text:span><text:span text:style-name="T169">. Скалярная функция нескольких переменных (ФНП) как отображение<text:s/></text:span><text:span text:style-name="T170"><draw:frame draw:z-index="0" draw:id="id3" draw:style-name="a3" draw:name="Object 4" text:anchor-type="as-char" svg:x="0in" svg:y="0in" svg:width="0.63542in" svg:height="0.16667in" style:rel-width="scale" style:rel-height="scale"><draw:object-ole draw:class-id="0002CE03-0000-0000-C000-000000000046" xlink:href="Object 4" xlink:type="simple" xlink:show="embed" xlink:actuate="onLoad"/><draw:image xlink:href="ObjectReplacements/Object 4" xlink:type="simple" xlink:show="embed" xlink:actuate="onLoad"/><svg:desc/></draw:frame></text:span><text:span text:style-name="T171"><text:s/>(</text:span><text:span text:style-name="T172"><draw:frame draw:z-index="0" draw:id="id4" draw:style-name="a4" draw:name="Object 5" text:anchor-type="as-char" svg:x="0in" svg:y="0in" svg:width="0.46875in" svg:height="0.20833in" style:rel-width="scale" style:rel-height="scale"><draw:object-ole draw:class-id="0002CE03-0000-0000-C000-000000000046" xlink:href="Object 5" xlink:type="simple" xlink:show="embed" xlink:actuate="onLoad"/><draw:image xlink:href="ObjectReplacements/Object 5" xlink:type="simple" xlink:show="embed" xlink:actuate="onLoad"/><svg:desc/></draw:frame></text:span><text:span text:style-name="T173">). Линии и поверхности уровня. Предел ФНП. Бесконечно малые и бесконечно большие ФНП. Непрерывность ФНП в точке, на множестве. Свойства ФНП, непрерывных на множестве (без док-ва).<text:s/></text:span></text:p>
      <text:p text:style-name="P174">ОЛ-2, гл. 1, §<text:span text:style-name="T175"> </text:span>1.1–1.7; ОЛ-4, гл. 8, § 1–4; ОЛ-5, гл. 8, § 1–3, 11, 12.</text:p>
      <text:p text:style-name="P176"/>
      <text:p text:style-name="P177"><text:span text:style-name="T178">Лекция 10.</text:span><text:span text:style-name="T179"><text:s/></text:span><text:s/><text:span text:style-name="T180">Частные производные ФНП, геометрическая интерпретация для<text:s/></text:span><text:span text:style-name="T181">п</text:span><text:span text:style-name="T182"><text:s/>= 2. Частные производные высших порядков. Теорема о независимости смешанных частных производных от порядка дифференцирования. Матрица Гессе. Дифференцируемость ФНП. Необходимые условия и достаточное условие дифференцируемости.</text:span></text:p>
      <text:p text:style-name="P183">ОЛ-2, гл. 2, §<text:span text:style-name="T184"> </text:span>2.1–2.6, гл. 3, §<text:span text:style-name="T185"> </text:span>3.1, 3.2; ОЛ-4, гл. 8, § 5, 6; ОЛ-5, гл.<text:span text:style-name="T186"> </text:span>8, § 4, 5.</text:p>
      <text:p text:style-name="P187"/>
      <text:p text:style-name="P188"><text:span text:style-name="T189">Лекция 11</text:span><text:span text:style-name="T190">.</text:span><text:span text:style-name="T191"><text:s/></text:span><text:span text:style-name="T192">Полный дифференциал ФНП</text:span><text:span text:style-name="T193">.<text:s/></text:span><text:span text:style-name="T194">Необходимые и достаточные условия того, что выражение<text:s/></text:span><text:span text:style-name="T195"><draw:frame draw:style-name="a5" draw:name="Рисунок 1" text:anchor-type="as-char" svg:x="0in" svg:y="0in" svg:width="1.45833in" svg:height="0.1875in" style:rel-width="scale" style:rel-height="scale"><draw:image xlink:href="media/image1.png" xlink:type="simple" xlink:show="embed" xlink:actuate="onLoad"/><svg:desc/></draw:frame></text:span><text:span text:style-name="T196"><text:s/>является полным дифференциалом (необходимость с доказательством). Восстановление функции по ее полному дифференциалу. Применение дифференциала ФНП к приближенным вычислениям. Производная сложной функции. Частная и полная производные ФНП. Инвариантность формы первого дифференциала. Дифференциалы высших порядков.</text:span></text:p>
      <text:p text:style-name="P197">ОЛ-2, гл. 2, §<text:span text:style-name="T198"> </text:span>2.7, ОЛ-4, гл.<text:span text:style-name="T199"> </text:span>8, § 7–10; ОЛ-5, гл.<text:span text:style-name="T200"> </text:span>8, § 6–9.</text:p>
      <text:p text:style-name="P201"/>
      <text:soft-page-break/>
      <text:p text:style-name="P202"><text:span text:style-name="T203">Лекция 12</text:span><text:span text:style-name="T204">.</text:span><text:span text:style-name="T205"><text:s/></text:span><text:span text:style-name="T206">Неявные функции. Теорема о существовании (без док-ва) и дифференцируемости неявной ФНП. Производная ФНП по направлению и градиент, их свойства.</text:span></text:p>
      <text:p text:style-name="P207">ОЛ-2, гл. 2, §<text:span text:style-name="T208"> </text:span>2.7, гл. 3, §<text:span text:style-name="T209"> </text:span>3.5, гл. 4, §<text:span text:style-name="T210"> </text:span>4.1–4.3; ОЛ-4, гл.<text:span text:style-name="T211"> </text:span>8, §10, 11; ОЛ-5, гл.<text:span text:style-name="T212"> </text:span>8, § 9, 15.</text:p>
      <text:p text:style-name="P213"/>
      <text:p text:style-name="P214"><text:span text:style-name="T215">Лекция 13</text:span><text:span text:style-name="T216">.</text:span><text:span text:style-name="T217"><text:s/></text:span><text:span text:style-name="T218">Касательная плоскость и нормаль к поверхности, условия их существования и вывод уравнений. Геометрический смысл дифференциала функции двух переменных. Формула Тейлора для ФНП (без док-ва).<text:s/></text:span></text:p>
      <text:p text:style-name="P219">ОЛ-2, гл. 5, §<text:span text:style-name="T220"> </text:span>5.1–5.4, гл. 3, §<text:span text:style-name="T221"> </text:span>3.4; ОЛ-4, гл.<text:span text:style-name="T222"> </text:span>8, §14, 15, 17; ОЛ-5, гл.<text:span text:style-name="T223"> </text:span>8, § 7, 8, 13–16.</text:p>
      <text:p text:style-name="P224"/>
      <text:p text:style-name="P225"><text:span text:style-name="T226">Лекции</text:span><text:span text:style-name="T227"><text:s/>14</text:span><text:span text:style-name="T228">-15</text:span><text:span text:style-name="T229">.</text:span><text:span text:style-name="T230"><text:s/></text:span><text:span text:style-name="T231">Экстремум ФНП. Необходимое условие существования экстремума. Достаточные условия экстремума (формулировка с помощью матрицы Гессе, без док-ва). Условный экстремум ФНП, его геометрическая интерпретация (при<text:s/></text:span><text:span text:style-name="T232"><draw:frame draw:z-index="0" draw:id="id5" draw:style-name="a6" draw:name="Object 6" text:anchor-type="as-char" svg:x="0in" svg:y="0in" svg:width="0.33333in" svg:height="0.16667in" style:rel-width="scale" style:rel-height="scale"><draw:object-ole draw:class-id="0002CE03-0000-0000-C000-000000000046" xlink:href="Object 6" xlink:type="simple" xlink:show="embed" xlink:actuate="onLoad"/><draw:image xlink:href="ObjectReplacements/Object 6" xlink:type="simple" xlink:show="embed" xlink:actuate="onLoad"/><svg:desc/></draw:frame></text:span><text:span text:style-name="T233">), функция Лагранжа. Необходимое условие существования условного экстремума (вывод для<text:s/></text:span><text:span text:style-name="T234"><draw:frame draw:z-index="0" draw:id="id6" draw:style-name="a7" draw:name="Object 7" text:anchor-type="as-char" svg:x="0in" svg:y="0in" svg:width="0.33333in" svg:height="0.16667in" style:rel-width="scale" style:rel-height="scale"><draw:object-ole draw:class-id="0002CE03-0000-0000-C000-000000000046" xlink:href="Object 7" xlink:type="simple" xlink:show="embed" xlink:actuate="onLoad"/><draw:image xlink:href="ObjectReplacements/Object 7" xlink:type="simple" xlink:show="embed" xlink:actuate="onLoad"/><svg:desc/></draw:frame></text:span><text:span text:style-name="T235">). Достаточные условия (без док-ва). Нахождение наибольшего и наименьшего значений дифференцируемой ФНП на замкнутом ограниченном множестве.<text:s/></text:span></text:p>
      <text:p text:style-name="P236">ОЛ-2, гл. 6, §<text:span text:style-name="T237"> </text:span>6.1–6.4, гл. 7, §<text:span text:style-name="T238"> </text:span>7.1–7.4; ОЛ-4, гл.<text:span text:style-name="T239"> </text:span>8, §<text:span text:style-name="T240"> </text:span>18; ОЛ-5, гл.<text:span text:style-name="T241"> </text:span>8, §<text:span text:style-name="T242"> </text:span>19.</text:p>
      <text:p text:style-name="P243"/>
      <text:p text:style-name="P244"><text:span text:style-name="T245">Лекция 16</text:span><text:span text:style-name="T246">.</text:span><text:span text:style-name="T247"><text:s/></text:span><text:span text:style-name="T248">Векторная ФНП (ВФНП) как отображение<text:s/></text:span><text:span text:style-name="T249"><draw:frame draw:z-index="0" draw:id="id7" draw:style-name="a8" draw:name="Object 8" text:anchor-type="as-char" svg:x="0in" svg:y="0in" svg:width="0.71875in" svg:height="0.21875in" style:rel-width="scale" style:rel-height="scale"><draw:object-ole draw:class-id="0002CE03-0000-0000-C000-000000000046" xlink:href="Object 8" xlink:type="simple" xlink:show="embed" xlink:actuate="onLoad"/><draw:image xlink:href="ObjectReplacements/Object 8" xlink:type="simple" xlink:show="embed" xlink:actuate="onLoad"/><svg:desc/></draw:frame></text:span><text:span text:style-name="T250"><text:s/>(</text:span><text:span text:style-name="T251"><draw:frame draw:z-index="0" draw:id="id8" draw:style-name="a9" draw:name="Object 9" text:anchor-type="as-char" svg:x="0in" svg:y="0in" svg:width="0.46875in" svg:height="0.20833in" style:rel-width="scale" style:rel-height="scale"><draw:object-ole draw:class-id="0002CE03-0000-0000-C000-000000000046" xlink:href="Object 9" xlink:type="simple" xlink:show="embed" xlink:actuate="onLoad"/><draw:image xlink:href="ObjectReplacements/Object 9" xlink:type="simple" xlink:show="embed" xlink:actuate="onLoad"/><svg:desc/></draw:frame></text:span><text:span text:style-name="T252">)</text:span><text:span text:style-name="T253">.<text:s/></text:span><text:span text:style-name="T254">Координатные функции ВФНП. Геометрическая интерпретация для<text:s/></text:span><text:span text:style-name="T255">n</text:span><text:span text:style-name="T256">,<text:s/></text:span><text:span text:style-name="T257">m</text:span><text:span text:style-name="T258"><text:s/>= 2, 3. Предел ВФНП. Непрерывность ВФНП. Матрица Якоби ВФНП, якобиан (при<text:s/></text:span><text:span text:style-name="T259"><draw:frame draw:z-index="0" draw:id="id9" draw:style-name="a10" draw:name="Object 10" text:anchor-type="as-char" svg:x="0in" svg:y="0in" svg:width="0.375in" svg:height="0.13542in" style:rel-width="scale" style:rel-height="scale"><draw:object-ole draw:class-id="0002CE03-0000-0000-C000-000000000046" xlink:href="Object 10" xlink:type="simple" xlink:show="embed" xlink:actuate="onLoad"/><draw:image xlink:href="ObjectReplacements/Object 10" xlink:type="simple" xlink:show="embed" xlink:actuate="onLoad"/><svg:desc/></draw:frame></text:span><text:span text:style-name="T260">). Дифференцируемость ВФНП, ее дифференциал. Производная сложной ВФНП в матричной форме.<text:s/></text:span></text:p>
      <text:p text:style-name="P261">ОЛ-2, гл. 1, §<text:span text:style-name="T262"> </text:span>1.2–1.4, гл. 2, §<text:span text:style-name="T263"> </text:span>2.3, 2.6, 2.7; ДЛ -2, гл.<text:span text:style-name="T264"> </text:span>5, §<text:span text:style-name="T265"> </text:span>41, пп. 41.4–41.7.</text:p>
      <text:p text:style-name="P266"/>
      <text:p text:style-name="P267"><text:span text:style-name="T268">Лекция 17</text:span><text:span text:style-name="T269">.</text:span><text:span text:style-name="T270"><text:s/></text:span><text:span text:style-name="T271"><text:s/>Обзорная.</text:span></text:p>
      <text:p text:style-name="P272"/>
      <text:p text:style-name="P273">Семинары</text:p>
      <text:p text:style-name="P274"/>
      <text:p text:style-name="P275">Модуль 1.<text:s/>Линейная алгебра</text:p>
      <text:p text:style-name="P276"><text:span text:style-name="T277">Занятие 1.</text:span><text:span text:style-name="T278"><text:s/></text:span><text:span text:style-name="T279">Линейное пространство. Линейная зависимость. Базис и размерность пространства. Переход к новому базису.</text:span></text:p>
      <text:p text:style-name="P280">Ауд.: ОЛ-6, гл. 4: 4.1–4.9 (неч.), 4.15, 4.17, 4.21, 4.24, 4.28, 4.30, 4.37 или</text:p>
      <text:p text:style-name="P281">ДЛ-3, гл. 3: 7–17 (неч.), 21–25 (неч.), 29–33 (неч.), 40, 53–57(неч.), 63.</text:p>
      <text:p text:style-name="P282">Дома: ОЛ-6, гл. 4: 4.2–4.10 (четн.), 4.16, 4.18, 4.19, 4.25, 4.31 или</text:p>
      <text:p text:style-name="P283">ДЛ-3, гл. 3: 8–14 (четн.), 22–26 (четн.), 30–34<text:span text:style-name="T284"> </text:span>(четн.), 42, 54–58 (четн.), 64.</text:p>
      <text:p text:style-name="P285"/>
      <text:p text:style-name="P286"><text:span text:style-name="T287">Занятие 2.</text:span><text:span text:style-name="T288"><text:s/></text:span><text:span text:style-name="T289">Ранг системы векторов. Линейная оболочка системы векторов. Подпространство линейного пространства.<text:s/></text:span></text:p>
      <text:p text:style-name="P290">Ауд.: ОЛ-6, гл. 4: 4.45–4.53 (неч.) или</text:p>
      <text:p text:style-name="P291">ДЛ-3, гл. 3: 73–77 (неч.), 87–91 (неч.), 95–99 (неч.).</text:p>
      <text:p text:style-name="P292">Дома: ОЛ-6, гл. 4: 4.46, 4.48, 4.52, 4.54 или</text:p>
      <text:p text:style-name="P293">ДЛ-3, гл. 3: 74–78 (четн.), 88–92 (четн.), 96–100 (четн.), гл. 4: 6–12 (четн.), 32, 38.</text:p>
      <text:p text:style-name="P294"/>
      <text:p text:style-name="P295"><text:span text:style-name="T296">Занятие 3.</text:span><text:span text:style-name="T297"><text:s/></text:span><text:span text:style-name="T298">Евклидовы пространства. Процесс ортогонализации Грама – Шмидта.</text:span></text:p>
      <text:p text:style-name="P299">Ауд.: ОЛ-<text:bookmark-ref text:ref-name="_Ref180140595" text:reference-format="text">6</text:bookmark-ref>, гл. 4: 4.63 (а), 4.64 (а), 4.65 (а,б), 4.67–4.76<text:span text:style-name="T300"> </text:span>(неч.), или</text:p>
      <text:p text:style-name="P301">ДЛ-3, гл. 4: 5–12 (неч.), 17– 24 (неч.), 31, 37, 39, 47, 49, 53, 57, 59.</text:p>
      <text:p text:style-name="P302">Дома: ОЛ-<text:bookmark-ref text:ref-name="_Ref180140595" text:reference-format="text">6</text:bookmark-ref>, гл. 4: 4.63 (б), 4.64 (б), 4.65 (в), 4.67–4.76 (четн.) или</text:p>
      <text:p text:style-name="P303">ДЛ-3, гл. 4: 5–12 (четн.) 17–24 (четн.), 32, 38, 48, 50, 54, 58, 60.</text:p>
      <text:p text:style-name="P304"/>
      <text:p text:style-name="P305"><text:span text:style-name="T306">Занятие 4.<text:s/></text:span><text:span text:style-name="T307">Линейные операторы и их матрицы. Преобразование матрицы линейного оператора при переходе к новому базису. Действия над линейными операторами.</text:span></text:p>
      <text:soft-page-break/>
      <text:p text:style-name="P308">Ауд.: ОЛ-6, гл. 4: 4.83 – 4.99 (неч.), 4.103, 4.106 (б), 4.107, 4.110, 4.113 или<text:s/></text:p>
      <text:p text:style-name="P309">ДЛ-3, гл. 5: 1, 5, 7, 21, 23, 25, 32 (а), 33 (а), 44, 45 (а), 47, 49, 51 (а, б), 71.</text:p>
      <text:p text:style-name="P310">Дома: ОЛ-6, гл. 4: 4.84, 4.86, 4.90 – 4.100 (четн.), 4.102, 4.104, 4.108, 4.110(б), 4.118 или<text:s/></text:p>
      <text:p text:style-name="P311">ДЛ-3, гл. 5: 6, 8, 22, 24, 32 (6), 33 (б), 43, 45 (б), 48, 51 (в, г), 72.</text:p>
      <text:p text:style-name="P312"/>
      <text:p text:style-name="P313"><text:span text:style-name="T314">Занятие 5.</text:span><text:span text:style-name="T315"><text:s/></text:span><text:span text:style-name="T316">Собственные векторы и собственные значения линейного оператора. Диагонализация симметричных матриц ортогональным преобразованием.</text:span></text:p>
      <text:p text:style-name="P317">Ауд.: ОЛ-6, гл. 4: 4.129, 4.131, 4.135–4.143 (неч.), 4.174, 4.183, 4.191 или</text:p>
      <text:p text:style-name="P318">ДЛ-3, гл. 5: 75–80 (неч.). 89–100 (неч.), 155–162 (неч.).</text:p>
      <text:p text:style-name="P319">Дома: ОЛ-6, гл. 4: 4.130, 4.132, 4.134–4.142 (четн.), 4.176, 4.184, 4.186 или</text:p>
      <text:p text:style-name="P320">ДЛ-3, гл. 5: 75–80 (четн). 89–100 (четн.), 156–162 (четн.).</text:p>
      <text:p text:style-name="P321"/>
      <text:p text:style-name="P322"><text:span text:style-name="T323">Занятие 6</text:span><text:span text:style-name="T324">.</text:span><text:span text:style-name="T325"><text:s/></text:span><text:span text:style-name="T326"><text:s/>Квадратичные формы, критерий Сильвестра. Преобразование матрицы квадратичной формы при переходе к новому базису.</text:span></text:p>
      <text:p text:style-name="P327">Ауд.: ОЛ-6, гл. 4: 4.218–4.225 (четн.) или</text:p>
      <text:p text:style-name="P328">ДЛ-3, гл. 6: 13, 15, 43, 45.</text:p>
      <text:p text:style-name="P329">Дома: ОЛ-6, гл. 4: 4.218–4.233 (неч.) или</text:p>
      <text:p text:style-name="P330">ДЛ-3, гл. 6: 14, 16, 44, 46.</text:p>
      <text:p text:style-name="P331"/>
      <text:p text:style-name="P332"><text:span text:style-name="T333">Заняти</text:span><text:span text:style-name="T334">я</text:span><text:span text:style-name="T335"><text:s/>7</text:span><text:span text:style-name="T336">-8</text:span><text:span text:style-name="T337">.</text:span><text:span text:style-name="T338"><text:s/></text:span><text:span text:style-name="T339">Приведение квадратичной формы к каноническому виду методом Лагранжа и ортогональным преобразованием. Приведение кривых второго порядка к каноническому виду.</text:span></text:p>
      <text:p text:style-name="P340">Ауд.: ОЛ-6, гл. 4: 4.210, 4.211, 4.213, 4.215, 4.226, 4.228, 4.231 или</text:p>
      <text:p text:style-name="P341">ДЛ-3, гл. 6: 19, 21, 23 (б), 29, 31, 35, 47, 49, 55.</text:p>
      <text:p text:style-name="P342">Дома: ОЛ-6, гл. 4: 4.212, 4.214, 4.216, 4.227, 4.229, 4.230 или</text:p>
      <text:p text:style-name="P343">ДЛ-3, гл. 6: 20, 22, 23<text:span text:style-name="T344"> </text:span>(а), 30, 32, 36, 48, 50, 56.</text:p>
      <text:p text:style-name="P345"/>
      <text:p text:style-name="P346"><text:span text:style-name="T347">Занятие 9.</text:span><text:s/>Контроль по модулю (рубежный контроль).</text:p>
      <text:p text:style-name="P348"/>
      <text:p text:style-name="P349">Модуль 2. Функции нескольких переменных</text:p>
      <text:p text:style-name="P350"><text:span text:style-name="T351">Занятие 10</text:span><text:span text:style-name="T352">.</text:span><text:span text:style-name="T353"><text:s/></text:span><text:span text:style-name="T354">Область определения ФНП. Линии и поверхности уровня. Предел и непрерывность ФНП.</text:span></text:p>
      <text:p text:style-name="P355">Ауд.: ОЛ-8: 1792 (в), 1793 (г), 1794 (в), 1795 (а), 1796 (в), 1797 (б, в), 1788 (в), найти предел<text:s/><text:span text:style-name="T356"><draw:frame draw:z-index="0" draw:id="id10" draw:style-name="a11" draw:name="Object 11" text:anchor-type="as-char" svg:x="0in" svg:y="0in" svg:width="1.38542in" svg:height="0.44792in" style:rel-width="scale" style:rel-height="scale"><draw:object-ole draw:class-id="0002CE03-0000-0000-C000-000000000046" xlink:href="Object 11" xlink:type="simple" xlink:show="embed" xlink:actuate="onLoad"/><draw:image xlink:href="ObjectReplacements/Object 11" xlink:type="simple" xlink:show="embed" xlink:actuate="onLoad"/><svg:desc/></draw:frame></text:span>, проверить функцию<text:s/><text:span text:style-name="T357"><draw:frame draw:z-index="0" draw:id="id11" draw:style-name="a12" draw:name="Object 12" text:anchor-type="as-char" svg:x="0in" svg:y="0in" svg:width="1.55208in" svg:height="0.53125in" style:rel-width="scale" style:rel-height="scale"><draw:object-ole draw:class-id="0002CE03-0000-0000-C000-000000000046" xlink:href="Object 12" xlink:type="simple" xlink:show="embed" xlink:actuate="onLoad"/><draw:image xlink:href="ObjectReplacements/Object 12" xlink:type="simple" xlink:show="embed" xlink:actuate="onLoad"/><svg:desc/></draw:frame></text:span><text:s text:c="2"/>на непрерывность в точке (0; 0) или</text:p>
      <text:p text:style-name="P358">ОЛ-6, гл. 7: 7.6, 7.8, 7.10, 7.19, 7.21 (построить линии и поверхности уровня), 7.32, 7.35, 7.44, 7.46, 7.50, 7.55.</text:p>
      <text:p text:style-name="P359">Дома: ОЛ-8<text:s/>гл. 4: 1792<text:span text:style-name="T360"> </text:span>(е, и), 1793<text:span text:style-name="T361"> </text:span>(б, в), 1794(г, ж), 1796<text:span text:style-name="T362"> </text:span>(а, б), 1797<text:span text:style-name="T363"> </text:span>(г, е), 1799<text:span text:style-name="T364"> </text:span>(б) или</text:p>
      <text:p text:style-name="P365">ОЛ-6, гл. 7: 7.7, 7.9, 7.13, 7.20 (построить линии и поверхности уровня), 7.33, 7.34, 7.45, 7.47, 7.51.</text:p>
      <text:p text:style-name="P366"/>
      <text:p text:style-name="P367"><text:span text:style-name="T368">Занятие 11</text:span><text:span text:style-name="T369">.</text:span><text:span text:style-name="T370"><text:s/></text:span><text:span text:style-name="T371">Частные производные 1-го порядка. Частные производные высших порядков. Дифференциал первого и второго порядка ФНП.<text:s/></text:span></text:p>
      <text:p text:style-name="P372">Ауд.: ОЛ-8: 1801–1825 (неч), 1892, 1894, 1897, 1834, 1838, 1844, 1917, 1924 или</text:p>
      <text:p text:style-name="P373">ОЛ-6, гл. 7: 7.57, 7.60, 7.61, 7.63, 7.66, 7.87, 7.89, 7.91, 7.103, 7.105, проверить функцию<text:s/><text:span text:style-name="T374"><draw:frame draw:z-index="0" draw:id="id12" draw:style-name="a13" draw:name="Object 13" text:anchor-type="as-char" svg:x="0in" svg:y="0in" svg:width="2.25in" svg:height="0.48958in" style:rel-width="scale" style:rel-height="scale"><draw:object-ole draw:class-id="0002CE03-0000-0000-C000-000000000046" xlink:href="Object 13" xlink:type="simple" xlink:show="embed" xlink:actuate="onLoad"/><draw:image xlink:href="ObjectReplacements/Object 13" xlink:type="simple" xlink:show="embed" xlink:actuate="onLoad"/><svg:desc/></draw:frame></text:span><text:s/>на дифференцируемость в точке (0,0).<text:s/></text:p>
      <text:p text:style-name="P375">Дома: ОЛ-8: 1801–1825 (четн.), 1891, 1893, 1898, 1838, 1840, 1845, 1916, 1925 или</text:p>
      <text:p text:style-name="P376">ОЛ-6, гл. 7: 7.56, 7.58, 7.59, 7.62, 7.64, 7.67, 7.88, 7.90, 7.92, 7.102, 7.107.</text:p>
      <text:p text:style-name="P377"/>
      <text:p text:style-name="P378"/>
      <text:p text:style-name="P379"><text:span text:style-name="T380">Занятия</text:span><text:span text:style-name="T381"><text:s/>12-13.</text:span><text:span text:style-name="T382"><text:s/></text:span><text:span text:style-name="T383">Производная сложной и неявной ФНП. Производная по направлению и градиент ФНП. Касательная плоскость и нормаль к поверхности.</text:span></text:p>
      <text:p text:style-name="P384">Ауд.: ОЛ-8: 1856, 1861, 1864, 1865, 1870, 1944, 1946, 1948, 1950, 1955, 1876, 1878, 1882 (а), 1886, 1889, 1981 (а), 1982, 1985, 1986 или</text:p>
      <text:p text:style-name="P385">ОЛ-6, гл. 7: гл. 7: 7.114, 7.119, 7.122, 7.129, 7.135, 7.141, 7.145, 7.149, 7.152, 7.229 (а), 7.233 (а), 7.232, 7.234, 7.239 (а); ОЛ-<text:bookmark-ref text:ref-name="_Ref180147603" text:reference-format="text">7</text:bookmark-ref>, гл. 10: 10.31–10.43 (неч.).</text:p>
      <text:p text:style-name="P386">Дома: ОЛ-8: 1857, 1862, 1863, 1871, 1943, 1947, 1949, 1956, 1877, 1879, 1882 (6), 1883, 1888, 1981<text:span text:style-name="T387"> </text:span>(б), 1984, 1987, 1990 или</text:p>
      <text:p text:style-name="P388">ОЛ-6, гл. 7: 7.116, 7.118, 7.123, 7.130, 7.136, 7.140, 7.146, 7.150, 7.151; 7.229 (б), 7.233 (б,в), 7.235, 7.239 (б); ОЛ-<text:bookmark-ref text:ref-name="_Ref180147603" text:reference-format="text">7</text:bookmark-ref>, гл. 10: 10.32–10.44 (четн.).</text:p>
      <text:p text:style-name="P389"/>
      <text:p text:style-name="P390"><text:span text:style-name="T391">Занятия 14-15</text:span><text:span text:style-name="T392">.</text:span><text:span text:style-name="T393"><text:s/></text:span><text:span text:style-name="T394">Безусловный и условный экстремум ФНП.<text:s/></text:span></text:p>
      <text:p text:style-name="P395">Ауд.: ОЛ-8: 2008, 2010, 2012, 2016, 2016.1, 2021–2024, 2031 или</text:p>
      <text:p text:style-name="P396">ОЛ-6, гл. 7: 7.187–7.195 (неч.), 7.201, 7.205, 7.214.</text:p>
      <text:p text:style-name="P397">Дома: ОЛ-8: 2009, 2011, 2014, 2016.2, 2023, 2024, 2033 или</text:p>
      <text:p text:style-name="P398">ОЛ-6, гл. 7: 7.187–7.195 (четн.), 7.202–7.204, 7.210–7.213.</text:p>
      <text:p text:style-name="P399"/>
      <text:p text:style-name="P400"><text:span text:style-name="T401">Занятие 16</text:span><text:span text:style-name="T402">.</text:span><text:span text:style-name="T403"><text:s/>Контроль п</text:span><text:span text:style-name="T404">о <text:s/>модулю (рубежный контроль</text:span><text:span text:style-name="T405">).<text:s/></text:span></text:p>
      <text:p text:style-name="P406"/>
      <text:p text:style-name="P407"/>
      <text:p text:style-name="P408">Кафедры ФН1, ФН2, ФН11, ФН12.</text:p>
      <text:p text:style-name="P409"><text:span text:style-name="T410">Отв.: <text:s/>доцент кафедры ФН2 <text:s/>Власова Е.А., тел 84992636326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margin-top="0.1666in" fo:margin-bottom="0.0416in" fo:line-height="100%"/>
      <style:text-properties style:font-name="Arial" style:font-name-complex="Arial" fo:font-weight="bold" style:font-weight-asian="bold" style:font-weight-complex="bold" fo:font-size="13pt" style:font-size-asian="13pt" style:font-size-complex="13pt" style:language-asian="ru" style:country-asian="RU" fo:hyphenate="false"/>
    </style:style>
    <style:style style:name="Обычный" style:display-name="Обычный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Основнойшрифтабзаца" style:display-name="Основной шрифт абзаца" style:family="text"/>
    <style:style style:name="Литература" style:display-name="Литература" style:family="paragraph" style:parent-style-name="Обычный" style:list-style-name="LFO2">
      <style:paragraph-properties fo:text-align="justify" fo:margin-bottom="0in" fo:line-height="100%"/>
      <style:text-properties style:font-name="Times New Roman" style:font-name-asian="Times New Roman" fo:font-size="10pt" style:font-size-asian="10pt" style:font-size-complex="12pt" style:language-asian="ru" style:country-asian="RU" fo:hyphenate="false"/>
    </style:style>
    <style:style style:name="Заголовок3Знак" style:display-name="Заголовок 3 Знак" style:family="text" style:parent-style-name="Основнойшрифтабзаца">
      <style:text-properties style:font-name="Arial" style:font-name-asian="Calibri" style:font-name-complex="Arial" fo:font-weight="bold" style:font-weight-asian="bold" style:font-weight-complex="bold" fo:font-size="13pt" style:font-size-asian="13pt" style:font-size-complex="13pt" style:language-asian="ru" style:country-asian="RU"/>
    </style:style>
    <style:style style:name="apple-converted-space" style:display-name="apple-converted-space" style:family="text" style:parent-style-name="Основнойшрифтабзаца"/>
    <style:style style:name="ЗнакЗнакЗнакЗнакЗнакЗнакЗнак1ЗнакЗнакЗнак" style:display-name="Знак Знак Знак Знак Знак Знак Знак1 Знак Знак Знак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asian="Times New Roman" style:font-name-complex="Verdana" fo:font-size="10pt" style:font-size-asian="10pt" style:font-size-complex="10pt" fo:language="en" fo:country="US" fo:hyphenate="false"/>
    </style:style>
    <style:style style:name="Основнойтекст" style:display-name="Основной текст" style:family="paragraph" style:parent-style-name="Обычный">
      <style:paragraph-properties fo:margin-bottom="0.0833in" fo:line-height="100%"/>
      <style:text-properties style:font-name="Times New Roman" style:font-name-asian="Times New Roman" fo:font-size="12pt" style:font-size-asian="12pt" style:font-size-complex="12pt" style:language-asian="ru" style:country-asian="RU" fo:hyphenate="false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СтильЛекцияПеред0пт" style:display-name="Стиль Лекция + Перед:  0 пт" style:family="paragraph" style:parent-style-name="Обычный">
      <style:paragraph-properties fo:text-align="justify" fo:margin-bottom="0in" fo:line-height="100%" fo:text-indent="0.3937in"/>
      <style:text-properties style:font-name="Times New Roman" style:font-name-asian="Times New Roman" fo:font-size="10pt" style:font-size-asian="10pt" style:font-size-complex="10pt" style:language-asian="ru" style:country-asian="RU" fo:hyphenate="false"/>
    </style:style>
    <style:style style:name="Лекция" style:display-name="Лекция" style:family="paragraph" style:parent-style-name="Основнойтекст">
      <style:paragraph-properties fo:text-align="justify" fo:margin-top="0.0833in" fo:margin-bottom="0in" fo:text-indent="0.3937in"/>
      <style:text-properties fo:font-size="10pt" style:font-size-asian="10pt" style:font-size-complex="10pt" fo:hyphenate="false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Normal1" style:display-name="Normal1" style:family="paragraph">
      <style:paragraph-properties fo:widows="0" fo:orphans="0" fo:text-align="justify" fo:line-height="125%" fo:margin-left="0.0555in">
        <style:tab-stops/>
      </style:paragraph-properties>
      <style:text-properties style:font-name="Times New Roman" fo:font-style="italic" style:font-style-asian="italic" fo:font-size="12pt" style:font-size-asian="12pt" fo:hyphenate="false"/>
    </style:style>
    <style:style style:name="Основнойтекст2" style:display-name="Основной текст 2" style:family="paragraph" style:parent-style-name="Обычный">
      <style:paragraph-properties fo:margin-bottom="0.0833in" fo:line-height="200%"/>
      <style:text-properties fo:hyphenate="false"/>
    </style:style>
    <style:style style:name="Основнойтекст2Знак" style:display-name="Основной текст 2 Знак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3" style:num-format=""/>
    </text:outline-style>
    <text:list-style style:name="LFO2">
      <text:list-level-style-number text:level="1" style:num-suffix="." style:num-format="1" text:start-value="3">
        <style:list-level-properties text:space-before="0.5in" text:min-label-width="0.25in"/>
      </text:list-level-style-number>
      <text:list-level-style-number text:level="2" style:num-suffix="." style:num-format="1" text:start-value="2">
        <style:list-level-properties fo:text-align="end" text:space-before="0in" text:min-label-width="0.0784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style:style style:name="WW_CharLFO9LVL2" style:family="text">
      <style:text-properties style:font-name="Times New Roman" style:font-name-asian="Times New Roman" style:font-name-complex="Times New Roman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." style:num-format="1">
        <style:list-level-properties fo:text-align="end" text:space-before="0.1576in" text:min-label-width="0.0784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7">
      <text:list-level-style-number text:level="1" style:num-suffix="." style:num-format="1">
        <style:list-level-properties text:space-before="0.1576in" text:min-label-width="0.0784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8">
      <text:list-level-style-number text:level="1" style:num-suffix="." style:num-format="1">
        <style:list-level-properties fo:text-align="end" text:space-before="0.1576in" text:min-label-width="0.0784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9">
      <text:list-level-style-number text:level="1" style:num-suffix="." style:num-format="1">
        <style:list-level-properties fo:text-align="end" text:space-before="0.1576in" text:min-label-width="0.0784in"/>
      </text:list-level-style-number>
      <text:list-level-style-number text:level="2" text:style-name="WW_CharLFO9LVL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0">
      <text:list-level-style-number text:level="1" style:num-suffix="." style:num-format="1">
        <style:list-level-properties fo:text-align="end" text:space-before="0.1576in" text:min-label-width="0.0784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meta:initial-creator>ПАПА</meta:initial-creator>
    <dc:creator>Aud1024b</dc:creator>
    <meta:creation-date>2016-02-15T17:56:00Z</meta:creation-date>
    <dc:date>2016-02-15T17:56:00Z</dc:date>
    <meta:print-date>2016-02-15T17:53:00Z</meta:print-date>
    <meta:template xlink:href="Normal.dotm" xlink:type="simple"/>
    <meta:editing-cycles>2</meta:editing-cycles>
    <meta:editing-duration>PT180S</meta:editing-duration>
    <meta:document-statistic meta:page-count="6" meta:paragraph-count="32" meta:word-count="2400" meta:character-count="16052" meta:row-count="114" meta:non-whitespace-character-count="13684"/>
  </office:meta>
</office:document-meta>
</file>